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8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3028" table:style-name="ce36">
            <text:p><text:s text:c="2"/>23 028</text:p>
          </table:table-cell>
          <table:table-cell office:value-type="float" office:value="2621" table:style-name="ce36">
            <text:p><text:s text:c="2"/>2 621</text:p>
          </table:table-cell>
          <table:table-cell office:value-type="float" office:value="1344" table:style-name="ce36">
            <text:p><text:s text:c="2"/>1 344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18874" table:style-name="ce36">
            <text:p><text:s text:c="2"/>18 87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43827" table:style-name="ce36">
            <text:p><text:s text:c="2"/>43 827</text:p>
          </table:table-cell>
          <table:table-cell office:value-type="float" office:value="6072" table:style-name="ce36">
            <text:p><text:s text:c="2"/>6 072</text:p>
          </table:table-cell>
          <table:table-cell office:value-type="float" office:value="2323" table:style-name="ce36">
            <text:p><text:s text:c="2"/>2 3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-7" table:style-name="ce36">
            <text:p><text:s/>(-) <text:s text:c="2"/>7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35260" table:style-name="ce36">
            <text:p><text:s text:c="2"/>35 26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6093" table:style-name="ce36">
            <text:p><text:s text:c="2"/>16 093</text:p>
          </table:table-cell>
          <table:table-cell office:value-type="float" office:value="979" table:style-name="ce36">
            <text:p><text:s text:c="3"/>979</text:p>
          </table:table-cell>
          <table:table-cell office:value-type="float" office:value="356" table:style-name="ce36">
            <text:p><text:s text:c="3"/>35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14535" table:style-name="ce36">
            <text:p><text:s text:c="2"/>14 53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8106" table:style-name="ce36">
            <text:p><text:s text:c="2"/>58 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0" table:style-name="ce36">
            <text:p><text:s text:c="2"/>2 8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1394" table:style-name="ce36">
            <text:p><text:s text:c="2"/>1 394</text:p>
          </table:table-cell>
          <table:table-cell office:value-type="float" office:value="1450" table:style-name="ce36">
            <text:p><text:s text:c="2"/>1 450</text:p>
          </table:table-cell>
          <table:table-cell office:value-type="float" office:value="53786" table:style-name="ce36">
            <text:p><text:s text:c="2"/>53 786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66188" table:style-name="ce36">
            <text:p><text:s text:c="2"/>166 188</text:p>
          </table:table-cell>
          <table:table-cell office:value-type="float" office:value="5093" table:style-name="ce36">
            <text:p><text:s text:c="2"/>5 093</text:p>
          </table:table-cell>
          <table:table-cell office:value-type="float" office:value="3089" table:style-name="ce36">
            <text:p><text:s text:c="2"/>3 0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360" table:style-name="ce36">
            <text:p><text:s text:c="3"/>360</text:p>
          </table:table-cell>
          <table:table-cell office:value-type="float" office:value="486" table:style-name="ce36">
            <text:p><text:s text:c="3"/>486</text:p>
          </table:table-cell>
          <table:table-cell office:value-type="float" office:value="157520" table:style-name="ce36">
            <text:p><text:s text:c="2"/>157 52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87715" table:style-name="ce37">
            <text:p><text:s text:c="2"/>87 715</text:p>
          </table:table-cell>
          <table:table-cell office:value-type="float" office:value="21671" table:style-name="ce37">
            <text:p><text:s text:c="2"/>21 671</text:p>
          </table:table-cell>
          <table:table-cell office:value-type="float" office:value="1697" table:style-name="ce37">
            <text:p><text:s text:c="2"/>1 697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12" table:style-name="ce37">
            <text:p><text:s text:c="2"/>2 012</text:p>
          </table:table-cell>
          <table:table-cell office:value-type="float" office:value="-28" table:style-name="ce37">
            <text:p><text:s/>(-) <text:s text:c="2"/>28</text:p>
          </table:table-cell>
          <table:table-cell office:value-type="float" office:value="2112" table:style-name="ce37">
            <text:p><text:s text:c="2"/>2 112</text:p>
          </table:table-cell>
          <table:table-cell office:value-type="float" office:value="62235" table:style-name="ce37">
            <text:p><text:s text:c="2"/>62 23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16013" table:style-name="ce37">
            <text:p><text:s text:c="2"/>16 013</text:p>
          </table:table-cell>
          <table:table-cell office:value-type="float" office:value="4690" table:style-name="ce37">
            <text:p><text:s text:c="2"/>4 690</text:p>
          </table:table-cell>
          <table:table-cell office:value-type="float" office:value="955" table:style-name="ce37">
            <text:p><text:s text:c="3"/>955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0189" table:style-name="ce37">
            <text:p><text:s text:c="2"/>10 18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25288" table:style-name="ce37">
            <text:p><text:s text:c="2"/>25 288</text:p>
          </table:table-cell>
          <table:table-cell office:value-type="float" office:value="1262" table:style-name="ce37">
            <text:p><text:s text:c="2"/>1 262</text:p>
          </table:table-cell>
          <table:table-cell office:value-type="float" office:value="305" table:style-name="ce37">
            <text:p><text:s text:c="3"/>3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-254" table:style-name="ce37">
            <text:p><text:s/>(-) <text:s text:c="2"/>254</text:p>
          </table:table-cell>
          <table:table-cell office:value-type="float" office:value="-205" table:style-name="ce37">
            <text:p><text:s/>(-) <text:s text:c="2"/>205</text:p>
          </table:table-cell>
          <table:table-cell office:value-type="float" office:value="23926" table:style-name="ce37">
            <text:p><text:s text:c="2"/>23 92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41588" table:style-name="ce37">
            <text:p><text:s text:c="2"/>41 588</text:p>
          </table:table-cell>
          <table:table-cell office:value-type="float" office:value="10994" table:style-name="ce37">
            <text:p><text:s text:c="2"/>10 994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3" table:style-name="ce37">
            <text:p><text:s text:c="2"/>1 183</text:p>
          </table:table-cell>
          <table:table-cell office:value-type="float" office:value="528" table:style-name="ce37">
            <text:p><text:s text:c="3"/>528</text:p>
          </table:table-cell>
          <table:table-cell office:value-type="float" office:value="1838" table:style-name="ce37">
            <text:p><text:s text:c="2"/>1 838</text:p>
          </table:table-cell>
          <table:table-cell office:value-type="float" office:value="27901" table:style-name="ce37">
            <text:p><text:s text:c="2"/>27 90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1306" table:style-name="ce37">
            <text:p><text:s text:c="2"/>81 306</text:p>
          </table:table-cell>
          <table:table-cell office:value-type="float" office:value="6074" table:style-name="ce37">
            <text:p><text:s text:c="2"/>6 074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9" table:style-name="ce37">
            <text:p><text:s text:c="2"/>1 299</text:p>
          </table:table-cell>
          <table:table-cell office:value-type="float" office:value="1085" table:style-name="ce37">
            <text:p><text:s text:c="2"/>1 085</text:p>
          </table:table-cell>
          <table:table-cell office:value-type="float" office:value="2384" table:style-name="ce37">
            <text:p><text:s text:c="2"/>2 384</text:p>
          </table:table-cell>
          <table:table-cell office:value-type="float" office:value="72709" table:style-name="ce37">
            <text:p><text:s text:c="2"/>72 70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5809" table:style-name="ce36">
            <text:p><text:s text:c="2"/>35 809</text:p>
          </table:table-cell>
          <table:table-cell office:value-type="float" office:value="5013" table:style-name="ce36">
            <text:p><text:s text:c="2"/>5 013</text:p>
          </table:table-cell>
          <table:table-cell office:value-type="float" office:value="1144" table:style-name="ce36">
            <text:p><text:s text:c="2"/>1 1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566" table:style-name="ce36">
            <text:p><text:s text:c="3"/>566</text:p>
          </table:table-cell>
          <table:table-cell office:value-type="float" office:value="29086" table:style-name="ce36">
            <text:p><text:s text:c="2"/>29 08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9229" table:style-name="ce36">
            <text:p><text:s text:c="2"/>9 229</text:p>
          </table:table-cell>
          <table:table-cell office:value-type="float" office:value="572" table:style-name="ce36">
            <text:p><text:s text:c="3"/>57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8475" table:style-name="ce36">
            <text:p><text:s text:c="2"/>8 47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6313" table:style-name="ce36">
            <text:p><text:s text:c="2"/>36 313</text:p>
          </table:table-cell>
          <table:table-cell office:value-type="float" office:value="3591" table:style-name="ce36">
            <text:p><text:s text:c="2"/>3 591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648" table:style-name="ce36">
            <text:p><text:s text:c="3"/>648</text:p>
          </table:table-cell>
          <table:table-cell office:value-type="float" office:value="1402" table:style-name="ce36">
            <text:p><text:s text:c="2"/>1 402</text:p>
          </table:table-cell>
          <table:table-cell office:value-type="float" office:value="31098" table:style-name="ce36">
            <text:p><text:s text:c="2"/>31 09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32968" table:style-name="ce36">
            <text:p><text:s text:c="2"/>32 968</text:p>
          </table:table-cell>
          <table:table-cell office:value-type="float" office:value="3284" table:style-name="ce36">
            <text:p><text:s text:c="2"/>3 284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1" table:style-name="ce36">
            <text:p><text:s text:c="2"/>1 711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2235" table:style-name="ce36">
            <text:p><text:s text:c="2"/>2 235</text:p>
          </table:table-cell>
          <table:table-cell office:value-type="float" office:value="26813" table:style-name="ce36">
            <text:p><text:s text:c="2"/>26 813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22713" table:style-name="ce36">
            <text:p><text:s text:c="2"/>22 713</text:p>
          </table:table-cell>
          <table:table-cell office:value-type="float" office:value="4215" table:style-name="ce36">
            <text:p><text:s text:c="2"/>4 215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1538" table:style-name="ce36">
            <text:p><text:s text:c="2"/>1 538</text:p>
          </table:table-cell>
          <table:table-cell office:value-type="float" office:value="16872" table:style-name="ce36">
            <text:p><text:s text:c="2"/>16 87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15397" table:style-name="ce37">
            <text:p><text:s text:c="2"/>15 3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2" table:style-name="ce37">
            <text:p><text:s text:c="2"/>1 0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55" table:style-name="ce37">
            <text:p><text:s text:c="2"/>14 35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9371" table:style-name="ce37">
            <text:p><text:s text:c="2"/>29 371</text:p>
          </table:table-cell>
          <table:table-cell office:value-type="float" office:value="4458" table:style-name="ce37">
            <text:p><text:s text:c="2"/>4 458</text:p>
          </table:table-cell>
          <table:table-cell office:value-type="float" office:value="1861" table:style-name="ce37">
            <text:p><text:s text:c="2"/>1 861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6" table:style-name="ce37">
            <text:p><text:s text:c="2"/>1 226</text:p>
          </table:table-cell>
          <table:table-cell office:value-type="float" office:value="558" table:style-name="ce37">
            <text:p><text:s text:c="3"/>558</text:p>
          </table:table-cell>
          <table:table-cell office:value-type="float" office:value="1808" table:style-name="ce37">
            <text:p><text:s text:c="2"/>1 808</text:p>
          </table:table-cell>
          <table:table-cell office:value-type="float" office:value="21244" table:style-name="ce37">
            <text:p><text:s text:c="2"/>21 24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44823" table:style-name="ce37">
            <text:p><text:s text:c="2"/>244 8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6" table:style-name="ce37">
            <text:p><text:s text:c="3"/>8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72" table:style-name="ce37">
            <text:p><text:s text:c="2"/>2 472</text:p>
          </table:table-cell>
          <table:table-cell office:value-type="float" office:value="2472" table:style-name="ce37">
            <text:p><text:s text:c="2"/>2 472</text:p>
          </table:table-cell>
          <table:table-cell office:value-type="float" office:value="241455" table:style-name="ce37">
            <text:p><text:s text:c="2"/>241 45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103793" table:style-name="ce37">
            <text:p><text:s text:c="2"/>103 793</text:p>
          </table:table-cell>
          <table:table-cell office:value-type="float" office:value="8798" table:style-name="ce37">
            <text:p><text:s text:c="2"/>8 798</text:p>
          </table:table-cell>
          <table:table-cell office:value-type="float" office:value="2596" table:style-name="ce37">
            <text:p><text:s text:c="2"/>2 5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92103" table:style-name="ce37">
            <text:p><text:s text:c="2"/>92 10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5767" table:style-name="ce37">
            <text:p><text:s text:c="2"/>25 767</text:p>
          </table:table-cell>
          <table:table-cell office:value-type="float" office:value="2328" table:style-name="ce37">
            <text:p><text:s text:c="2"/>2 328</text:p>
          </table:table-cell>
          <table:table-cell office:value-type="float" office:value="1156" table:style-name="ce37">
            <text:p><text:s text:c="2"/>1 15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1" table:style-name="ce37">
            <text:p><text:s text:c="3"/>501</text:p>
          </table:table-cell>
          <table:table-cell office:value-type="float" office:value="505" table:style-name="ce37">
            <text:p><text:s text:c="3"/>505</text:p>
          </table:table-cell>
          <table:table-cell office:value-type="float" office:value="21778" table:style-name="ce37">
            <text:p><text:s text:c="2"/>21 77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202886" table:style-name="ce36">
            <text:p><text:s text:c="2"/>202 886</text:p>
          </table:table-cell>
          <table:table-cell office:value-type="float" office:value="45148" table:style-name="ce36">
            <text:p><text:s text:c="2"/>45 148</text:p>
          </table:table-cell>
          <table:table-cell office:value-type="float" office:value="1722" table:style-name="ce36">
            <text:p><text:s text:c="2"/>1 722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4" table:style-name="ce36">
            <text:p><text:s text:c="2"/>12 094</text:p>
          </table:table-cell>
          <table:table-cell office:value-type="float" office:value="1301" table:style-name="ce36">
            <text:p><text:s text:c="2"/>1 301</text:p>
          </table:table-cell>
          <table:table-cell office:value-type="float" office:value="13466" table:style-name="ce36">
            <text:p><text:s text:c="2"/>13 466</text:p>
          </table:table-cell>
          <table:table-cell office:value-type="float" office:value="142550" table:style-name="ce36">
            <text:p><text:s text:c="2"/>142 55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8957" table:style-name="ce36">
            <text:p><text:s text:c="2"/>18 957</text:p>
          </table:table-cell>
          <table:table-cell office:value-type="float" office:value="2380" table:style-name="ce36">
            <text:p><text:s text:c="2"/>2 38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9" table:style-name="ce36">
            <text:p><text:s text:c="3"/>849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909" table:style-name="ce36">
            <text:p><text:s text:c="3"/>909</text:p>
          </table:table-cell>
          <table:table-cell office:value-type="float" office:value="15524" table:style-name="ce36">
            <text:p><text:s text:c="2"/>15 52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76542" table:style-name="ce36">
            <text:p><text:s text:c="2"/>76 542</text:p>
          </table:table-cell>
          <table:table-cell office:value-type="float" office:value="11176" table:style-name="ce36">
            <text:p><text:s text:c="2"/>11 176</text:p>
          </table:table-cell>
          <table:table-cell office:value-type="float" office:value="980" table:style-name="ce36">
            <text:p><text:s text:c="3"/>9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86" table:style-name="ce36">
            <text:p><text:s text:c="2"/>4 186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4352" table:style-name="ce36">
            <text:p><text:s text:c="2"/>4 352</text:p>
          </table:table-cell>
          <table:table-cell office:value-type="float" office:value="60034" table:style-name="ce36">
            <text:p><text:s text:c="2"/>60 0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1462" table:style-name="ce36">
            <text:p><text:s text:c="2"/>11 462</text:p>
          </table:table-cell>
          <table:table-cell office:value-type="float" office:value="2164" table:style-name="ce36">
            <text:p><text:s text:c="2"/>2 164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1039" table:style-name="ce36">
            <text:p><text:s text:c="2"/>1 039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1414" table:style-name="ce36">
            <text:p><text:s text:c="2"/>1 414</text:p>
          </table:table-cell>
          <table:table-cell office:value-type="float" office:value="7766" table:style-name="ce36">
            <text:p><text:s text:c="2"/>7 76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31967" table:style-name="ce36">
            <text:p><text:s text:c="2"/>31 967</text:p>
          </table:table-cell>
          <table:table-cell office:value-type="float" office:value="5764" table:style-name="ce36">
            <text:p><text:s text:c="2"/>5 764</text:p>
          </table:table-cell>
          <table:table-cell office:value-type="float" office:value="664" table:style-name="ce36">
            <text:p><text:s text:c="3"/>6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7" table:style-name="ce36">
            <text:p><text:s text:c="2"/>2 427</text:p>
          </table:table-cell>
          <table:table-cell office:value-type="float" office:value="773" table:style-name="ce36">
            <text:p><text:s text:c="3"/>773</text:p>
          </table:table-cell>
          <table:table-cell office:value-type="float" office:value="3200" table:style-name="ce36">
            <text:p><text:s text:c="2"/>3 200</text:p>
          </table:table-cell>
          <table:table-cell office:value-type="float" office:value="22339" table:style-name="ce36">
            <text:p><text:s text:c="2"/>22 33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88946" table:style-name="ce37">
            <text:p><text:s text:c="2"/>88 946</text:p>
          </table:table-cell>
          <table:table-cell office:value-type="float" office:value="18403" table:style-name="ce37">
            <text:p><text:s text:c="2"/>18 403</text:p>
          </table:table-cell>
          <table:table-cell office:value-type="float" office:value="614" table:style-name="ce37">
            <text:p><text:s text:c="3"/>614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321" table:style-name="ce37">
            <text:p><text:s text:c="3"/>321</text:p>
          </table:table-cell>
          <table:table-cell office:value-type="float" office:value="9269" table:style-name="ce37">
            <text:p><text:s text:c="2"/>9 269</text:p>
          </table:table-cell>
          <table:table-cell office:value-type="float" office:value="1912" table:style-name="ce37">
            <text:p><text:s text:c="2"/>1 912</text:p>
          </table:table-cell>
          <table:table-cell office:value-type="float" office:value="11578" table:style-name="ce37">
            <text:p><text:s text:c="2"/>11 578</text:p>
          </table:table-cell>
          <table:table-cell office:value-type="float" office:value="58351" table:style-name="ce37">
            <text:p><text:s text:c="2"/>58 35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2939" table:style-name="ce38">
            <text:p><text:s text:c="2"/>42 939</text:p>
          </table:table-cell>
          <table:table-cell office:value-type="float" office:value="6781" table:style-name="ce38">
            <text:p><text:s text:c="2"/>6 781</text:p>
          </table:table-cell>
          <table:table-cell office:value-type="float" office:value="2107" table:style-name="ce38">
            <text:p><text:s text:c="2"/>2 10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1197" table:style-name="ce38">
            <text:p><text:s text:c="2"/>1 197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1318" table:style-name="ce38">
            <text:p><text:s text:c="2"/>1 318</text:p>
          </table:table-cell>
          <table:table-cell office:value-type="float" office:value="32733" table:style-name="ce38">
            <text:p><text:s text:c="2"/>32 73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8781" table:style-name="ce37">
            <text:p><text:s text:c="2"/>48 781</text:p>
          </table:table-cell>
          <table:table-cell office:value-type="float" office:value="11049" table:style-name="ce37">
            <text:p><text:s text:c="2"/>11 049</text:p>
          </table:table-cell>
          <table:table-cell office:value-type="float" office:value="545" table:style-name="ce37">
            <text:p><text:s text:c="3"/>545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65" table:style-name="ce37">
            <text:p><text:s text:c="2"/>4 765</text:p>
          </table:table-cell>
          <table:table-cell office:value-type="float" office:value="772" table:style-name="ce37">
            <text:p><text:s text:c="3"/>772</text:p>
          </table:table-cell>
          <table:table-cell office:value-type="float" office:value="5731" table:style-name="ce37">
            <text:p><text:s text:c="2"/>5 731</text:p>
          </table:table-cell>
          <table:table-cell office:value-type="float" office:value="31456" table:style-name="ce37">
            <text:p><text:s text:c="2"/>31 45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97239" table:style-name="ce37">
            <text:p><text:s text:c="2"/>97 239</text:p>
          </table:table-cell>
          <table:table-cell office:value-type="float" office:value="6362" table:style-name="ce37">
            <text:p><text:s text:c="2"/>6 362</text:p>
          </table:table-cell>
          <table:table-cell office:value-type="float" office:value="2298" table:style-name="ce37">
            <text:p><text:s text:c="2"/>2 298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81" table:style-name="ce37">
            <text:p><text:s text:c="2"/>3 081</text:p>
          </table:table-cell>
          <table:table-cell office:value-type="float" office:value="1472" table:style-name="ce37">
            <text:p><text:s text:c="2"/>1 472</text:p>
          </table:table-cell>
          <table:table-cell office:value-type="float" office:value="4791" table:style-name="ce37">
            <text:p><text:s text:c="2"/>4 791</text:p>
          </table:table-cell>
          <table:table-cell office:value-type="float" office:value="83788" table:style-name="ce37">
            <text:p><text:s text:c="2"/>83 788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5420" table:style-name="ce37">
            <text:p><text:s text:c="2"/>25 420</text:p>
          </table:table-cell>
          <table:table-cell office:value-type="float" office:value="6986" table:style-name="ce37">
            <text:p><text:s text:c="2"/>6 986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76" table:style-name="ce37">
            <text:p><text:s text:c="2"/>2 476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2602" table:style-name="ce37">
            <text:p><text:s text:c="2"/>2 602</text:p>
          </table:table-cell>
          <table:table-cell office:value-type="float" office:value="15543" table:style-name="ce37">
            <text:p><text:s text:c="2"/>15 5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9506" table:style-name="ce36">
            <text:p><text:s text:c="2"/>29 506</text:p>
          </table:table-cell>
          <table:table-cell office:value-type="float" office:value="8850" table:style-name="ce36">
            <text:p><text:s text:c="2"/>8 850</text:p>
          </table:table-cell>
          <table:table-cell office:value-type="float" office:value="530" table:style-name="ce36">
            <text:p><text:s text:c="3"/>53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5" table:style-name="ce36">
            <text:p><text:s text:c="2"/>1 375</text:p>
          </table:table-cell>
          <table:table-cell office:value-type="float" office:value="598" table:style-name="ce36">
            <text:p><text:s text:c="3"/>598</text:p>
          </table:table-cell>
          <table:table-cell office:value-type="float" office:value="1976" table:style-name="ce36">
            <text:p><text:s text:c="2"/>1 976</text:p>
          </table:table-cell>
          <table:table-cell office:value-type="float" office:value="18150" table:style-name="ce36">
            <text:p><text:s text:c="2"/>18 1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3113" table:style-name="ce36">
            <text:p><text:s text:c="2"/>63 113</text:p>
          </table:table-cell>
          <table:table-cell office:value-type="float" office:value="15572" table:style-name="ce36">
            <text:p><text:s text:c="2"/>15 572</text:p>
          </table:table-cell>
          <table:table-cell office:value-type="float" office:value="1036" table:style-name="ce36">
            <text:p><text:s text:c="2"/>1 036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824" table:style-name="ce36">
            <text:p><text:s text:c="2"/>2 824</text:p>
          </table:table-cell>
          <table:table-cell office:value-type="float" office:value="1239" table:style-name="ce36">
            <text:p><text:s text:c="2"/>1 239</text:p>
          </table:table-cell>
          <table:table-cell office:value-type="float" office:value="4105" table:style-name="ce36">
            <text:p><text:s text:c="2"/>4 105</text:p>
          </table:table-cell>
          <table:table-cell office:value-type="float" office:value="42400" table:style-name="ce36">
            <text:p><text:s text:c="2"/>42 40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51506" table:style-name="ce36">
            <text:p><text:s text:c="2"/>51 506</text:p>
          </table:table-cell>
          <table:table-cell office:value-type="float" office:value="9023" table:style-name="ce36">
            <text:p><text:s text:c="2"/>9 023</text:p>
          </table:table-cell>
          <table:table-cell office:value-type="float" office:value="1483" table:style-name="ce36">
            <text:p><text:s text:c="2"/>1 483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2065" table:style-name="ce36">
            <text:p><text:s text:c="2"/>2 065</text:p>
          </table:table-cell>
          <table:table-cell office:value-type="float" office:value="1046" table:style-name="ce36">
            <text:p><text:s text:c="2"/>1 046</text:p>
          </table:table-cell>
          <table:table-cell office:value-type="float" office:value="3358" table:style-name="ce36">
            <text:p><text:s text:c="2"/>3 358</text:p>
          </table:table-cell>
          <table:table-cell office:value-type="float" office:value="37642" table:style-name="ce36">
            <text:p><text:s text:c="2"/>37 6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18439" table:style-name="ce36">
            <text:p><text:s text:c="2"/>218 439</text:p>
          </table:table-cell>
          <table:table-cell office:value-type="float" office:value="60454" table:style-name="ce36">
            <text:p><text:s text:c="2"/>60 454</text:p>
          </table:table-cell>
          <table:table-cell office:value-type="float" office:value="1182" table:style-name="ce36">
            <text:p><text:s text:c="2"/>1 182</text:p>
          </table:table-cell>
          <table:table-cell office:value-type="float" office:value="461" table:style-name="ce36">
            <text:p><text:s text:c="3"/>461</text:p>
          </table:table-cell>
          <table:table-cell office:value-type="float" office:value="526" table:style-name="ce36">
            <text:p><text:s text:c="3"/>526</text:p>
          </table:table-cell>
          <table:table-cell office:value-type="float" office:value="18546" table:style-name="ce36">
            <text:p><text:s text:c="2"/>18 546</text:p>
          </table:table-cell>
          <table:table-cell office:value-type="float" office:value="3194" table:style-name="ce36">
            <text:p><text:s text:c="2"/>3 194</text:p>
          </table:table-cell>
          <table:table-cell office:value-type="float" office:value="22727" table:style-name="ce36">
            <text:p><text:s text:c="2"/>22 727</text:p>
          </table:table-cell>
          <table:table-cell office:value-type="float" office:value="134076" table:style-name="ce36">
            <text:p><text:s text:c="2"/>134 07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47186" table:style-name="ce36">
            <text:p><text:s text:c="2"/>147 186</text:p>
          </table:table-cell>
          <table:table-cell office:value-type="float" office:value="26799" table:style-name="ce36">
            <text:p><text:s text:c="2"/>26 799</text:p>
          </table:table-cell>
          <table:table-cell office:value-type="float" office:value="2492" table:style-name="ce36">
            <text:p><text:s text:c="2"/>2 492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5209" table:style-name="ce36">
            <text:p><text:s text:c="2"/>5 209</text:p>
          </table:table-cell>
          <table:table-cell office:value-type="float" office:value="14462" table:style-name="ce36">
            <text:p><text:s text:c="2"/>14 462</text:p>
          </table:table-cell>
          <table:table-cell office:value-type="float" office:value="7976" table:style-name="ce36">
            <text:p><text:s text:c="2"/>7 976</text:p>
          </table:table-cell>
          <table:table-cell office:value-type="float" office:value="27991" table:style-name="ce36">
            <text:p><text:s text:c="2"/>27 991</text:p>
          </table:table-cell>
          <table:table-cell office:value-type="float" office:value="89904" table:style-name="ce36">
            <text:p><text:s text:c="2"/>89 90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40485" table:style-name="ce37">
            <text:p><text:s text:c="2"/>40 485</text:p>
          </table:table-cell>
          <table:table-cell office:value-type="float" office:value="3713" table:style-name="ce37">
            <text:p><text:s text:c="2"/>3 713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5718" table:style-name="ce37">
            <text:p><text:s text:c="2"/>5 718</text:p>
          </table:table-cell>
          <table:table-cell office:value-type="float" office:value="5450" table:style-name="ce37">
            <text:p><text:s text:c="2"/>5 450</text:p>
          </table:table-cell>
          <table:table-cell office:value-type="float" office:value="958" table:style-name="ce37">
            <text:p><text:s text:c="3"/>958</text:p>
          </table:table-cell>
          <table:table-cell office:value-type="float" office:value="12145" table:style-name="ce37">
            <text:p><text:s text:c="2"/>12 145</text:p>
          </table:table-cell>
          <table:table-cell office:value-type="float" office:value="24593" table:style-name="ce37">
            <text:p><text:s text:c="2"/>24 59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7269" table:style-name="ce37">
            <text:p><text:s text:c="2"/>17 269</text:p>
          </table:table-cell>
          <table:table-cell office:value-type="float" office:value="2270" table:style-name="ce37">
            <text:p><text:s text:c="2"/>2 270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4" table:style-name="ce37">
            <text:p><text:s text:c="3"/>434</text:p>
          </table:table-cell>
          <table:table-cell office:value-type="float" office:value="417" table:style-name="ce37">
            <text:p><text:s text:c="3"/>417</text:p>
          </table:table-cell>
          <table:table-cell office:value-type="float" office:value="1189" table:style-name="ce37">
            <text:p><text:s text:c="2"/>1 189</text:p>
          </table:table-cell>
          <table:table-cell office:value-type="float" office:value="13625" table:style-name="ce37">
            <text:p><text:s text:c="2"/>13 62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2706" table:style-name="ce37">
            <text:p><text:s text:c="2"/>32 706</text:p>
          </table:table-cell>
          <table:table-cell office:value-type="float" office:value="5250" table:style-name="ce37">
            <text:p><text:s text:c="2"/>5 250</text:p>
          </table:table-cell>
          <table:table-cell office:value-type="float" office:value="395" table:style-name="ce37">
            <text:p><text:s text:c="3"/>395</text:p>
          </table:table-cell>
          <table:table-cell office:value-type="float" office:value="1166" table:style-name="ce37">
            <text:p><text:s text:c="2"/>1 166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1138" table:style-name="ce37">
            <text:p><text:s text:c="2"/>1 138</text:p>
          </table:table-cell>
          <table:table-cell office:value-type="float" office:value="926" table:style-name="ce37">
            <text:p><text:s text:c="3"/>926</text:p>
          </table:table-cell>
          <table:table-cell office:value-type="float" office:value="3300" table:style-name="ce37">
            <text:p><text:s text:c="2"/>3 300</text:p>
          </table:table-cell>
          <table:table-cell office:value-type="float" office:value="23761" table:style-name="ce37">
            <text:p><text:s text:c="2"/>23 76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57825" table:style-name="ce37">
            <text:p><text:s text:c="2"/>57 825</text:p>
          </table:table-cell>
          <table:table-cell office:value-type="float" office:value="18600" table:style-name="ce37">
            <text:p><text:s text:c="2"/>18 600</text:p>
          </table:table-cell>
          <table:table-cell office:value-type="float" office:value="583" table:style-name="ce37">
            <text:p><text:s text:c="3"/>583</text:p>
          </table:table-cell>
          <table:table-cell office:value-type="float" office:value="817" table:style-name="ce37">
            <text:p><text:s text:c="3"/>817</text:p>
          </table:table-cell>
          <table:table-cell office:value-type="float" office:value="323" table:style-name="ce37">
            <text:p><text:s text:c="3"/>323</text:p>
          </table:table-cell>
          <table:table-cell office:value-type="float" office:value="5493" table:style-name="ce37">
            <text:p><text:s text:c="2"/>5 493</text:p>
          </table:table-cell>
          <table:table-cell office:value-type="float" office:value="970" table:style-name="ce37">
            <text:p><text:s text:c="3"/>970</text:p>
          </table:table-cell>
          <table:table-cell office:value-type="float" office:value="7603" table:style-name="ce37">
            <text:p><text:s text:c="2"/>7 603</text:p>
          </table:table-cell>
          <table:table-cell office:value-type="float" office:value="31039" table:style-name="ce37">
            <text:p><text:s text:c="2"/>31 039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57078" table:style-name="ce38">
            <text:p><text:s text:c="2"/>157 078</text:p>
          </table:table-cell>
          <table:table-cell office:value-type="float" office:value="55500" table:style-name="ce38">
            <text:p><text:s text:c="2"/>55 500</text:p>
          </table:table-cell>
          <table:table-cell office:value-type="float" office:value="1530" table:style-name="ce38">
            <text:p><text:s text:c="2"/>1 530</text:p>
          </table:table-cell>
          <table:table-cell office:value-type="float" office:value="2351" table:style-name="ce38">
            <text:p><text:s text:c="2"/>2 3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07" table:style-name="ce38">
            <text:p><text:s text:c="2"/>18 707</text:p>
          </table:table-cell>
          <table:table-cell office:value-type="float" office:value="2065" table:style-name="ce38">
            <text:p><text:s text:c="2"/>2 065</text:p>
          </table:table-cell>
          <table:table-cell office:value-type="float" office:value="23123" table:style-name="ce38">
            <text:p><text:s text:c="2"/>23 123</text:p>
          </table:table-cell>
          <table:table-cell office:value-type="float" office:value="76925" table:style-name="ce38">
            <text:p><text:s text:c="2"/>76 92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82176" table:style-name="ce36">
            <text:p><text:s text:c="2"/>82 176</text:p>
          </table:table-cell>
          <table:table-cell office:value-type="float" office:value="22499" table:style-name="ce36">
            <text:p><text:s text:c="2"/>22 499</text:p>
          </table:table-cell>
          <table:table-cell office:value-type="float" office:value="883" table:style-name="ce36">
            <text:p><text:s text:c="3"/>883</text:p>
          </table:table-cell>
          <table:table-cell office:value-type="float" office:value="1011" table:style-name="ce36">
            <text:p><text:s text:c="2"/>1 011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9172" table:style-name="ce36">
            <text:p><text:s text:c="2"/>9 172</text:p>
          </table:table-cell>
          <table:table-cell office:value-type="float" office:value="1257" table:style-name="ce36">
            <text:p><text:s text:c="2"/>1 257</text:p>
          </table:table-cell>
          <table:table-cell office:value-type="float" office:value="11704" table:style-name="ce36">
            <text:p><text:s text:c="2"/>11 704</text:p>
          </table:table-cell>
          <table:table-cell office:value-type="float" office:value="47090" table:style-name="ce36">
            <text:p><text:s text:c="2"/>47 0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44105" table:style-name="ce36">
            <text:p><text:s text:c="2"/>44 105</text:p>
          </table:table-cell>
          <table:table-cell office:value-type="float" office:value="7948" table:style-name="ce36">
            <text:p><text:s text:c="2"/>7 948</text:p>
          </table:table-cell>
          <table:table-cell office:value-type="float" office:value="706" table:style-name="ce36">
            <text:p><text:s text:c="3"/>706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2105" table:style-name="ce36">
            <text:p><text:s text:c="2"/>2 105</text:p>
          </table:table-cell>
          <table:table-cell office:value-type="float" office:value="608" table:style-name="ce36">
            <text:p><text:s text:c="3"/>608</text:p>
          </table:table-cell>
          <table:table-cell office:value-type="float" office:value="3019" table:style-name="ce36">
            <text:p><text:s text:c="2"/>3 019</text:p>
          </table:table-cell>
          <table:table-cell office:value-type="float" office:value="32432" table:style-name="ce36">
            <text:p><text:s text:c="2"/>32 4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42113" table:style-name="ce36">
            <text:p><text:s text:c="2"/>42 113</text:p>
          </table:table-cell>
          <table:table-cell office:value-type="float" office:value="2416" table:style-name="ce36">
            <text:p><text:s text:c="2"/>2 416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38972" table:style-name="ce36">
            <text:p><text:s text:c="2"/>38 97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103218" table:style-name="ce36">
            <text:p><text:s text:c="2"/>103 218</text:p>
          </table:table-cell>
          <table:table-cell office:value-type="float" office:value="18571" table:style-name="ce36">
            <text:p><text:s text:c="2"/>18 571</text:p>
          </table:table-cell>
          <table:table-cell office:value-type="float" office:value="1446" table:style-name="ce36">
            <text:p><text:s text:c="2"/>1 446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1554" table:style-name="ce36">
            <text:p><text:s text:c="2"/>1 554</text:p>
          </table:table-cell>
          <table:table-cell office:value-type="float" office:value="6071" table:style-name="ce36">
            <text:p><text:s text:c="2"/>6 071</text:p>
          </table:table-cell>
          <table:table-cell office:value-type="float" office:value="2001" table:style-name="ce36">
            <text:p><text:s text:c="2"/>2 001</text:p>
          </table:table-cell>
          <table:table-cell office:value-type="float" office:value="9914" table:style-name="ce36">
            <text:p><text:s text:c="2"/>9 914</text:p>
          </table:table-cell>
          <table:table-cell office:value-type="float" office:value="73287" table:style-name="ce36">
            <text:p><text:s text:c="2"/>73 28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8540" table:style-name="ce36">
            <text:p><text:s text:c="2"/>38 540</text:p>
          </table:table-cell>
          <table:table-cell office:value-type="float" office:value="13509" table:style-name="ce36">
            <text:p><text:s text:c="2"/>13 509</text:p>
          </table:table-cell>
          <table:table-cell office:value-type="float" office:value="414" table:style-name="ce36">
            <text:p><text:s text:c="3"/>41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2464" table:style-name="ce36">
            <text:p><text:s text:c="2"/>2 464</text:p>
          </table:table-cell>
          <table:table-cell office:value-type="float" office:value="776" table:style-name="ce36">
            <text:p><text:s text:c="3"/>776</text:p>
          </table:table-cell>
          <table:table-cell office:value-type="float" office:value="3348" table:style-name="ce36">
            <text:p><text:s text:c="2"/>3 348</text:p>
          </table:table-cell>
          <table:table-cell office:value-type="float" office:value="21269" table:style-name="ce36">
            <text:p><text:s text:c="2"/>21 26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9086" table:style-name="ce37">
            <text:p><text:s text:c="2"/>29 086</text:p>
          </table:table-cell>
          <table:table-cell office:value-type="float" office:value="1261" table:style-name="ce37">
            <text:p><text:s text:c="2"/>1 261</text:p>
          </table:table-cell>
          <table:table-cell office:value-type="float" office:value="263" table:style-name="ce37">
            <text:p><text:s text:c="3"/>2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92" table:style-name="ce37">
            <text:p><text:s text:c="2"/>2 992</text:p>
          </table:table-cell>
          <table:table-cell office:value-type="float" office:value="3327" table:style-name="ce37">
            <text:p><text:s text:c="2"/>3 327</text:p>
          </table:table-cell>
          <table:table-cell office:value-type="float" office:value="6319" table:style-name="ce37">
            <text:p><text:s text:c="2"/>6 319</text:p>
          </table:table-cell>
          <table:table-cell office:value-type="float" office:value="21243" table:style-name="ce37">
            <text:p><text:s text:c="2"/>21 24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76497" table:style-name="ce37">
            <text:p><text:s text:c="2"/>176 497</text:p>
          </table:table-cell>
          <table:table-cell office:value-type="float" office:value="32128" table:style-name="ce37">
            <text:p><text:s text:c="2"/>32 128</text:p>
          </table:table-cell>
          <table:table-cell office:value-type="float" office:value="1274" table:style-name="ce37">
            <text:p><text:s text:c="2"/>1 2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479" table:style-name="ce37">
            <text:p><text:s text:c="2"/>38 4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479" table:style-name="ce37">
            <text:p><text:s text:c="2"/>38 479</text:p>
          </table:table-cell>
          <table:table-cell office:value-type="float" office:value="104616" table:style-name="ce37">
            <text:p><text:s text:c="2"/>104 61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26048" table:style-name="ce37">
            <text:p><text:s text:c="2"/>26 0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0" table:style-name="ce37">
            <text:p><text:s text:c="3"/>4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71" table:style-name="ce37">
            <text:p><text:s text:c="2"/>1 971</text:p>
          </table:table-cell>
          <table:table-cell office:value-type="float" office:value="1971" table:style-name="ce37">
            <text:p><text:s text:c="2"/>1 971</text:p>
          </table:table-cell>
          <table:table-cell office:value-type="float" office:value="23647" table:style-name="ce37">
            <text:p><text:s text:c="2"/>23 64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4085" table:style-name="ce37">
            <text:p><text:s text:c="2"/>24 085</text:p>
          </table:table-cell>
          <table:table-cell office:value-type="float" office:value="1068" table:style-name="ce37">
            <text:p><text:s text:c="2"/>1 068</text:p>
          </table:table-cell>
          <table:table-cell office:value-type="float" office:value="562" table:style-name="ce37">
            <text:p><text:s text:c="3"/>5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37" table:style-name="ce37">
            <text:p><text:s text:c="2"/>2 537</text:p>
          </table:table-cell>
          <table:table-cell office:value-type="float" office:value="2537" table:style-name="ce37">
            <text:p><text:s text:c="2"/>2 537</text:p>
          </table:table-cell>
          <table:table-cell office:value-type="float" office:value="19918" table:style-name="ce37">
            <text:p><text:s text:c="2"/>19 91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66140" table:style-name="ce38">
            <text:p><text:s text:c="2"/>166 140</text:p>
          </table:table-cell>
          <table:table-cell office:value-type="float" office:value="15450" table:style-name="ce38">
            <text:p><text:s text:c="2"/>15 450</text:p>
          </table:table-cell>
          <table:table-cell office:value-type="float" office:value="2045" table:style-name="ce38">
            <text:p><text:s text:c="2"/>2 0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08" table:style-name="ce38">
            <text:p><text:s text:c="2"/>9 8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08" table:style-name="ce38">
            <text:p><text:s text:c="2"/>9 808</text:p>
          </table:table-cell>
          <table:table-cell office:value-type="float" office:value="138837" table:style-name="ce38">
            <text:p><text:s text:c="2"/>138 83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87716" table:style-name="ce36">
            <text:p><text:s text:c="2"/>287 716</text:p>
          </table:table-cell>
          <table:table-cell office:value-type="float" office:value="22025" table:style-name="ce36">
            <text:p><text:s text:c="2"/>22 025</text:p>
          </table:table-cell>
          <table:table-cell office:value-type="float" office:value="1548" table:style-name="ce36">
            <text:p><text:s text:c="2"/>1 548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6549" table:style-name="ce36">
            <text:p><text:s text:c="2"/>6 549</text:p>
          </table:table-cell>
          <table:table-cell office:value-type="float" office:value="49795" table:style-name="ce36">
            <text:p><text:s text:c="2"/>49 795</text:p>
          </table:table-cell>
          <table:table-cell office:value-type="float" office:value="56482" table:style-name="ce36">
            <text:p><text:s text:c="2"/>56 482</text:p>
          </table:table-cell>
          <table:table-cell office:value-type="float" office:value="207661" table:style-name="ce36">
            <text:p><text:s text:c="2"/>207 6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14258" table:style-name="ce36">
            <text:p><text:s text:c="2"/>114 258</text:p>
          </table:table-cell>
          <table:table-cell office:value-type="float" office:value="13358" table:style-name="ce36">
            <text:p><text:s text:c="2"/>13 358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11" table:style-name="ce36">
            <text:p><text:s text:c="2"/>11 811</text:p>
          </table:table-cell>
          <table:table-cell office:value-type="float" office:value="5956" table:style-name="ce36">
            <text:p><text:s text:c="2"/>5 956</text:p>
          </table:table-cell>
          <table:table-cell office:value-type="float" office:value="18112" table:style-name="ce36">
            <text:p><text:s text:c="2"/>18 112</text:p>
          </table:table-cell>
          <table:table-cell office:value-type="float" office:value="81441" table:style-name="ce36">
            <text:p><text:s text:c="2"/>81 44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91455" table:style-name="ce36">
            <text:p><text:s text:c="2"/>91 455</text:p>
          </table:table-cell>
          <table:table-cell office:value-type="float" office:value="8855" table:style-name="ce36">
            <text:p><text:s text:c="2"/>8 855</text:p>
          </table:table-cell>
          <table:table-cell office:value-type="float" office:value="1342" table:style-name="ce36">
            <text:p><text:s text:c="2"/>1 342</text:p>
          </table:table-cell>
          <table:table-cell office:value-type="float" office:value="419" table:style-name="ce36">
            <text:p><text:s text:c="3"/>41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125" table:style-name="ce36">
            <text:p><text:s text:c="2"/>1 125</text:p>
          </table:table-cell>
          <table:table-cell office:value-type="float" office:value="3451" table:style-name="ce36">
            <text:p><text:s text:c="2"/>3 451</text:p>
          </table:table-cell>
          <table:table-cell office:value-type="float" office:value="5003" table:style-name="ce36">
            <text:p><text:s text:c="2"/>5 003</text:p>
          </table:table-cell>
          <table:table-cell office:value-type="float" office:value="76255" table:style-name="ce36">
            <text:p><text:s text:c="2"/>76 2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72308" table:style-name="ce36">
            <text:p><text:s text:c="2"/>72 308</text:p>
          </table:table-cell>
          <table:table-cell office:value-type="float" office:value="9733" table:style-name="ce36">
            <text:p><text:s text:c="2"/>9 733</text:p>
          </table:table-cell>
          <table:table-cell office:value-type="float" office:value="1024" table:style-name="ce36">
            <text:p><text:s text:c="2"/>1 02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7" table:style-name="ce36">
            <text:p><text:s text:c="2"/>3 267</text:p>
          </table:table-cell>
          <table:table-cell office:value-type="float" office:value="2171" table:style-name="ce36">
            <text:p><text:s text:c="2"/>2 171</text:p>
          </table:table-cell>
          <table:table-cell office:value-type="float" office:value="5474" table:style-name="ce36">
            <text:p><text:s text:c="2"/>5 474</text:p>
          </table:table-cell>
          <table:table-cell office:value-type="float" office:value="56077" table:style-name="ce36">
            <text:p><text:s text:c="2"/>56 0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92461" table:style-name="ce36">
            <text:p><text:s text:c="2"/>92 461</text:p>
          </table:table-cell>
          <table:table-cell office:value-type="float" office:value="6841" table:style-name="ce36">
            <text:p><text:s text:c="2"/>6 841</text:p>
          </table:table-cell>
          <table:table-cell office:value-type="float" office:value="1219" table:style-name="ce36">
            <text:p><text:s text:c="2"/>1 219</text:p>
          </table:table-cell>
          <table:table-cell office:value-type="float" office:value="1200" table:style-name="ce36">
            <text:p><text:s text:c="2"/>1 20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3490" table:style-name="ce36">
            <text:p><text:s text:c="2"/>3 490</text:p>
          </table:table-cell>
          <table:table-cell office:value-type="float" office:value="4730" table:style-name="ce36">
            <text:p><text:s text:c="2"/>4 730</text:p>
          </table:table-cell>
          <table:table-cell office:value-type="float" office:value="79671" table:style-name="ce36">
            <text:p><text:s text:c="2"/>79 67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82925" table:style-name="ce37">
            <text:p><text:s text:c="2"/>82 925</text:p>
          </table:table-cell>
          <table:table-cell office:value-type="float" office:value="7228" table:style-name="ce37">
            <text:p><text:s text:c="2"/>7 228</text:p>
          </table:table-cell>
          <table:table-cell office:value-type="float" office:value="1047" table:style-name="ce37">
            <text:p><text:s text:c="2"/>1 047</text:p>
          </table:table-cell>
          <table:table-cell office:value-type="float" office:value="1816" table:style-name="ce37">
            <text:p><text:s text:c="2"/>1 816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2415" table:style-name="ce37">
            <text:p><text:s text:c="2"/>2 415</text:p>
          </table:table-cell>
          <table:table-cell office:value-type="float" office:value="4499" table:style-name="ce37">
            <text:p><text:s text:c="2"/>4 499</text:p>
          </table:table-cell>
          <table:table-cell office:value-type="float" office:value="70151" table:style-name="ce37">
            <text:p><text:s text:c="2"/>70 15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70174" table:style-name="ce38">
            <text:p><text:s text:c="2"/>70 174</text:p>
          </table:table-cell>
          <table:table-cell office:value-type="float" office:value="6640" table:style-name="ce38">
            <text:p><text:s text:c="2"/>6 6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9" table:style-name="ce38">
            <text:p><text:s text:c="3"/>7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92" table:style-name="ce38">
            <text:p><text:s text:c="2"/>2 592</text:p>
          </table:table-cell>
          <table:table-cell office:value-type="float" office:value="2125" table:style-name="ce38">
            <text:p><text:s text:c="2"/>2 125</text:p>
          </table:table-cell>
          <table:table-cell office:value-type="float" office:value="5476" table:style-name="ce38">
            <text:p><text:s text:c="2"/>5 476</text:p>
          </table:table-cell>
          <table:table-cell office:value-type="float" office:value="58058" table:style-name="ce38">
            <text:p><text:s text:c="2"/>58 05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5762" table:style-name="ce38">
            <text:p><text:s text:c="2"/>45 762</text:p>
          </table:table-cell>
          <table:table-cell office:value-type="float" office:value="3299" table:style-name="ce38">
            <text:p><text:s text:c="2"/>3 299</text:p>
          </table:table-cell>
          <table:table-cell office:value-type="float" office:value="631" table:style-name="ce38">
            <text:p><text:s text:c="3"/>631</text:p>
          </table:table-cell>
          <table:table-cell office:value-type="float" office:value="643" table:style-name="ce38">
            <text:p><text:s text:c="3"/>643</text:p>
          </table:table-cell>
          <table:table-cell office:value-type="float" office:value="392" table:style-name="ce38">
            <text:p><text:s text:c="3"/>392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1213" table:style-name="ce38">
            <text:p><text:s text:c="2"/>1 213</text:p>
          </table:table-cell>
          <table:table-cell office:value-type="float" office:value="2694" table:style-name="ce38">
            <text:p><text:s text:c="2"/>2 694</text:p>
          </table:table-cell>
          <table:table-cell office:value-type="float" office:value="39138" table:style-name="ce38">
            <text:p><text:s text:c="2"/>39 13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7064" table:style-name="ce37">
            <text:p><text:s text:c="2"/>27 064</text:p>
          </table:table-cell>
          <table:table-cell office:value-type="float" office:value="4771" table:style-name="ce37">
            <text:p><text:s text:c="2"/>4 771</text:p>
          </table:table-cell>
          <table:table-cell office:value-type="float" office:value="411" table:style-name="ce37">
            <text:p><text:s text:c="3"/>411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360" table:style-name="ce37">
            <text:p><text:s text:c="3"/>360</text:p>
          </table:table-cell>
          <table:table-cell office:value-type="float" office:value="2077" table:style-name="ce37">
            <text:p><text:s text:c="2"/>2 077</text:p>
          </table:table-cell>
          <table:table-cell office:value-type="float" office:value="700" table:style-name="ce37">
            <text:p><text:s text:c="3"/>700</text:p>
          </table:table-cell>
          <table:table-cell office:value-type="float" office:value="3349" table:style-name="ce37">
            <text:p><text:s text:c="2"/>3 349</text:p>
          </table:table-cell>
          <table:table-cell office:value-type="float" office:value="18533" table:style-name="ce37">
            <text:p><text:s text:c="2"/>18 53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24353" table:style-name="ce38">
            <text:p><text:s text:c="2"/>124 353</text:p>
          </table:table-cell>
          <table:table-cell office:value-type="float" office:value="37868" table:style-name="ce38">
            <text:p><text:s text:c="2"/>37 868</text:p>
          </table:table-cell>
          <table:table-cell office:value-type="float" office:value="1069" table:style-name="ce38">
            <text:p><text:s text:c="2"/>1 069</text:p>
          </table:table-cell>
          <table:table-cell office:value-type="float" office:value="407" table:style-name="ce38">
            <text:p><text:s text:c="3"/>407</text:p>
          </table:table-cell>
          <table:table-cell office:value-type="float" office:value="3906" table:style-name="ce38">
            <text:p><text:s text:c="2"/>3 906</text:p>
          </table:table-cell>
          <table:table-cell office:value-type="float" office:value="18676" table:style-name="ce38">
            <text:p><text:s text:c="2"/>18 676</text:p>
          </table:table-cell>
          <table:table-cell office:value-type="float" office:value="1897" table:style-name="ce38">
            <text:p><text:s text:c="2"/>1 897</text:p>
          </table:table-cell>
          <table:table-cell office:value-type="float" office:value="24886" table:style-name="ce38">
            <text:p><text:s text:c="2"/>24 886</text:p>
          </table:table-cell>
          <table:table-cell office:value-type="float" office:value="60530" table:style-name="ce38">
            <text:p><text:s text:c="2"/>60 53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82791" table:style-name="ce36">
            <text:p><text:s text:c="2"/>182 791</text:p>
          </table:table-cell>
          <table:table-cell office:value-type="float" office:value="41382" table:style-name="ce36">
            <text:p><text:s text:c="2"/>41 382</text:p>
          </table:table-cell>
          <table:table-cell office:value-type="float" office:value="1784" table:style-name="ce36">
            <text:p><text:s text:c="2"/>1 784</text:p>
          </table:table-cell>
          <table:table-cell office:value-type="float" office:value="1220" table:style-name="ce36">
            <text:p><text:s text:c="2"/>1 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73" table:style-name="ce36">
            <text:p><text:s text:c="2"/>22 573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24409" table:style-name="ce36">
            <text:p><text:s text:c="2"/>24 409</text:p>
          </table:table-cell>
          <table:table-cell office:value-type="float" office:value="115216" table:style-name="ce36">
            <text:p><text:s text:c="2"/>115 21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0240" table:style-name="ce36">
            <text:p><text:s text:c="2"/>50 240</text:p>
          </table:table-cell>
          <table:table-cell office:value-type="float" office:value="6037" table:style-name="ce36">
            <text:p><text:s text:c="2"/>6 037</text:p>
          </table:table-cell>
          <table:table-cell office:value-type="float" office:value="701" table:style-name="ce36">
            <text:p><text:s text:c="3"/>701</text:p>
          </table:table-cell>
          <table:table-cell office:value-type="float" office:value="878" table:style-name="ce36">
            <text:p><text:s text:c="3"/>878</text:p>
          </table:table-cell>
          <table:table-cell office:value-type="float" office:value="1005" table:style-name="ce36">
            <text:p><text:s text:c="2"/>1 005</text:p>
          </table:table-cell>
          <table:table-cell office:value-type="float" office:value="2081" table:style-name="ce36">
            <text:p><text:s text:c="2"/>2 081</text:p>
          </table:table-cell>
          <table:table-cell office:value-type="float" office:value="1395" table:style-name="ce36">
            <text:p><text:s text:c="2"/>1 395</text:p>
          </table:table-cell>
          <table:table-cell office:value-type="float" office:value="5359" table:style-name="ce36">
            <text:p><text:s text:c="2"/>5 359</text:p>
          </table:table-cell>
          <table:table-cell office:value-type="float" office:value="38143" table:style-name="ce36">
            <text:p><text:s text:c="2"/>38 1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19172" table:style-name="ce36">
            <text:p><text:s text:c="2"/>119 172</text:p>
          </table:table-cell>
          <table:table-cell office:value-type="float" office:value="13020" table:style-name="ce36">
            <text:p><text:s text:c="2"/>13 020</text:p>
          </table:table-cell>
          <table:table-cell office:value-type="float" office:value="1689" table:style-name="ce36">
            <text:p><text:s text:c="2"/>1 689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1695" table:style-name="ce36">
            <text:p><text:s text:c="2"/>1 695</text:p>
          </table:table-cell>
          <table:table-cell office:value-type="float" office:value="3434" table:style-name="ce36">
            <text:p><text:s text:c="2"/>3 434</text:p>
          </table:table-cell>
          <table:table-cell office:value-type="float" office:value="2896" table:style-name="ce36">
            <text:p><text:s text:c="2"/>2 896</text:p>
          </table:table-cell>
          <table:table-cell office:value-type="float" office:value="9233" table:style-name="ce36">
            <text:p><text:s text:c="2"/>9 233</text:p>
          </table:table-cell>
          <table:table-cell office:value-type="float" office:value="95230" table:style-name="ce36">
            <text:p><text:s text:c="2"/>95 23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7735" table:style-name="ce36">
            <text:p><text:s text:c="2"/>17 735</text:p>
          </table:table-cell>
          <table:table-cell office:value-type="float" office:value="2925" table:style-name="ce36">
            <text:p><text:s text:c="2"/>2 925</text:p>
          </table:table-cell>
          <table:table-cell office:value-type="float" office:value="549" table:style-name="ce36">
            <text:p><text:s text:c="3"/>54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3" table:style-name="ce36">
            <text:p><text:s text:c="2"/>1 013</text:p>
          </table:table-cell>
          <table:table-cell office:value-type="float" office:value="424" table:style-name="ce36">
            <text:p><text:s text:c="3"/>424</text:p>
          </table:table-cell>
          <table:table-cell office:value-type="float" office:value="1444" table:style-name="ce36">
            <text:p><text:s text:c="2"/>1 444</text:p>
          </table:table-cell>
          <table:table-cell office:value-type="float" office:value="12817" table:style-name="ce36">
            <text:p><text:s text:c="2"/>12 8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8481" table:style-name="ce36">
            <text:p><text:s text:c="2"/>28 481</text:p>
          </table:table-cell>
          <table:table-cell office:value-type="float" office:value="4577" table:style-name="ce36">
            <text:p><text:s text:c="2"/>4 577</text:p>
          </table:table-cell>
          <table:table-cell office:value-type="float" office:value="433" table:style-name="ce36">
            <text:p><text:s text:c="3"/>433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5" table:style-name="ce36">
            <text:p><text:s text:c="2"/>2 325</text:p>
          </table:table-cell>
          <table:table-cell office:value-type="float" office:value="703" table:style-name="ce36">
            <text:p><text:s text:c="3"/>703</text:p>
          </table:table-cell>
          <table:table-cell office:value-type="float" office:value="3048" table:style-name="ce36">
            <text:p><text:s text:c="2"/>3 048</text:p>
          </table:table-cell>
          <table:table-cell office:value-type="float" office:value="20423" table:style-name="ce36">
            <text:p><text:s text:c="2"/>20 42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80701" table:style-name="ce38">
            <text:p><text:s text:c="2"/>80 701</text:p>
          </table:table-cell>
          <table:table-cell office:value-type="float" office:value="17104" table:style-name="ce38">
            <text:p><text:s text:c="2"/>17 104</text:p>
          </table:table-cell>
          <table:table-cell office:value-type="float" office:value="1305" table:style-name="ce38">
            <text:p><text:s text:c="2"/>1 305</text:p>
          </table:table-cell>
          <table:table-cell office:value-type="float" office:value="516" table:style-name="ce38">
            <text:p><text:s text:c="3"/>516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4581" table:style-name="ce38">
            <text:p><text:s text:c="2"/>4 581</text:p>
          </table:table-cell>
          <table:table-cell office:value-type="float" office:value="1710" table:style-name="ce38">
            <text:p><text:s text:c="2"/>1 710</text:p>
          </table:table-cell>
          <table:table-cell office:value-type="float" office:value="7253" table:style-name="ce38">
            <text:p><text:s text:c="2"/>7 253</text:p>
          </table:table-cell>
          <table:table-cell office:value-type="float" office:value="55039" table:style-name="ce38">
            <text:p><text:s text:c="2"/>55 03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21249" table:style-name="ce37">
            <text:p><text:s text:c="2"/>21 249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457" table:style-name="ce37">
            <text:p><text:s text:c="3"/>457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7" table:style-name="ce37">
            <text:p><text:s text:c="3"/>217</text:p>
          </table:table-cell>
          <table:table-cell office:value-type="float" office:value="255" table:style-name="ce37">
            <text:p><text:s text:c="3"/>255</text:p>
          </table:table-cell>
          <table:table-cell office:value-type="float" office:value="20501" table:style-name="ce37">
            <text:p><text:s text:c="2"/>20 5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61521" table:style-name="ce37">
            <text:p><text:s text:c="2"/>161 521</text:p>
          </table:table-cell>
          <table:table-cell office:value-type="float" office:value="10943" table:style-name="ce37">
            <text:p><text:s text:c="2"/>10 943</text:p>
          </table:table-cell>
          <table:table-cell office:value-type="float" office:value="2767" table:style-name="ce37">
            <text:p><text:s text:c="2"/>2 767</text:p>
          </table:table-cell>
          <table:table-cell office:value-type="float" office:value="929" table:style-name="ce37">
            <text:p><text:s text:c="3"/>929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1902" table:style-name="ce37">
            <text:p><text:s text:c="2"/>1 902</text:p>
          </table:table-cell>
          <table:table-cell office:value-type="float" office:value="3380" table:style-name="ce37">
            <text:p><text:s text:c="2"/>3 380</text:p>
          </table:table-cell>
          <table:table-cell office:value-type="float" office:value="6495" table:style-name="ce37">
            <text:p><text:s text:c="2"/>6 495</text:p>
          </table:table-cell>
          <table:table-cell office:value-type="float" office:value="141316" table:style-name="ce37">
            <text:p><text:s text:c="2"/>141 31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92367" table:style-name="ce37">
            <text:p><text:s text:c="2"/>92 367</text:p>
          </table:table-cell>
          <table:table-cell office:value-type="float" office:value="10725" table:style-name="ce37">
            <text:p><text:s text:c="2"/>10 725</text:p>
          </table:table-cell>
          <table:table-cell office:value-type="float" office:value="1079" table:style-name="ce37">
            <text:p><text:s text:c="2"/>1 079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1199" table:style-name="ce37">
            <text:p><text:s text:c="2"/>1 199</text:p>
          </table:table-cell>
          <table:table-cell office:value-type="float" office:value="2016" table:style-name="ce37">
            <text:p><text:s text:c="2"/>2 016</text:p>
          </table:table-cell>
          <table:table-cell office:value-type="float" office:value="3672" table:style-name="ce37">
            <text:p><text:s text:c="2"/>3 672</text:p>
          </table:table-cell>
          <table:table-cell office:value-type="float" office:value="76891" table:style-name="ce37">
            <text:p><text:s text:c="2"/>76 89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9590" table:style-name="ce37">
            <text:p><text:s text:c="2"/>9 590</text:p>
          </table:table-cell>
          <table:table-cell office:value-type="float" office:value="1820" table:style-name="ce37">
            <text:p><text:s text:c="2"/>1 820</text:p>
          </table:table-cell>
          <table:table-cell office:value-type="float" office:value="146" table:style-name="ce37">
            <text:p><text:s text:c="3"/>1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301" table:style-name="ce37">
            <text:p><text:s text:c="3"/>301</text:p>
          </table:table-cell>
          <table:table-cell office:value-type="float" office:value="7323" table:style-name="ce37">
            <text:p><text:s text:c="2"/>7 3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59486" table:style-name="ce36">
            <text:p><text:s text:c="2"/>159 486</text:p>
          </table:table-cell>
          <table:table-cell office:value-type="float" office:value="26407" table:style-name="ce36">
            <text:p><text:s text:c="2"/>26 407</text:p>
          </table:table-cell>
          <table:table-cell office:value-type="float" office:value="2048" table:style-name="ce36">
            <text:p><text:s text:c="2"/>2 048</text:p>
          </table:table-cell>
          <table:table-cell office:value-type="float" office:value="1720" table:style-name="ce36">
            <text:p><text:s text:c="2"/>1 720</text:p>
          </table:table-cell>
          <table:table-cell office:value-type="float" office:value="2254" table:style-name="ce36">
            <text:p><text:s text:c="2"/>2 254</text:p>
          </table:table-cell>
          <table:table-cell office:value-type="float" office:value="5885" table:style-name="ce36">
            <text:p><text:s text:c="2"/>5 885</text:p>
          </table:table-cell>
          <table:table-cell office:value-type="float" office:value="3929" table:style-name="ce36">
            <text:p><text:s text:c="2"/>3 929</text:p>
          </table:table-cell>
          <table:table-cell office:value-type="float" office:value="13788" table:style-name="ce36">
            <text:p><text:s text:c="2"/>13 788</text:p>
          </table:table-cell>
          <table:table-cell office:value-type="float" office:value="117243" table:style-name="ce36">
            <text:p><text:s text:c="2"/>117 2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40706" table:style-name="ce36">
            <text:p><text:s text:c="2"/>40 706</text:p>
          </table:table-cell>
          <table:table-cell office:value-type="float" office:value="3071" table:style-name="ce36">
            <text:p><text:s text:c="2"/>3 071</text:p>
          </table:table-cell>
          <table:table-cell office:value-type="float" office:value="403" table:style-name="ce36">
            <text:p><text:s text:c="3"/>403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1827" table:style-name="ce36">
            <text:p><text:s text:c="2"/>1 827</text:p>
          </table:table-cell>
          <table:table-cell office:value-type="float" office:value="2642" table:style-name="ce36">
            <text:p><text:s text:c="2"/>2 642</text:p>
          </table:table-cell>
          <table:table-cell office:value-type="float" office:value="34590" table:style-name="ce36">
            <text:p><text:s text:c="2"/>34 59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65241" table:style-name="ce36">
            <text:p><text:s text:c="2"/>65 241</text:p>
          </table:table-cell>
          <table:table-cell office:value-type="float" office:value="16628" table:style-name="ce36">
            <text:p><text:s text:c="2"/>16 628</text:p>
          </table:table-cell>
          <table:table-cell office:value-type="float" office:value="901" table:style-name="ce36">
            <text:p><text:s text:c="3"/>901</text:p>
          </table:table-cell>
          <table:table-cell office:value-type="float" office:value="700" table:style-name="ce36">
            <text:p><text:s text:c="3"/>700</text:p>
          </table:table-cell>
          <table:table-cell office:value-type="float" office:value="2121" table:style-name="ce36">
            <text:p><text:s text:c="2"/>2 121</text:p>
          </table:table-cell>
          <table:table-cell office:value-type="float" office:value="3759" table:style-name="ce36">
            <text:p><text:s text:c="2"/>3 759</text:p>
          </table:table-cell>
          <table:table-cell office:value-type="float" office:value="3053" table:style-name="ce36">
            <text:p><text:s text:c="2"/>3 053</text:p>
          </table:table-cell>
          <table:table-cell office:value-type="float" office:value="9633" table:style-name="ce36">
            <text:p><text:s text:c="2"/>9 633</text:p>
          </table:table-cell>
          <table:table-cell office:value-type="float" office:value="38079" table:style-name="ce36">
            <text:p><text:s text:c="2"/>38 07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32152" table:style-name="ce36">
            <text:p><text:s text:c="2"/>132 152</text:p>
          </table:table-cell>
          <table:table-cell office:value-type="float" office:value="27013" table:style-name="ce36">
            <text:p><text:s text:c="2"/>27 013</text:p>
          </table:table-cell>
          <table:table-cell office:value-type="float" office:value="2678" table:style-name="ce36">
            <text:p><text:s text:c="2"/>2 678</text:p>
          </table:table-cell>
          <table:table-cell office:value-type="float" office:value="1621" table:style-name="ce36">
            <text:p><text:s text:c="2"/>1 621</text:p>
          </table:table-cell>
          <table:table-cell office:value-type="float" office:value="5225" table:style-name="ce36">
            <text:p><text:s text:c="2"/>5 225</text:p>
          </table:table-cell>
          <table:table-cell office:value-type="float" office:value="9203" table:style-name="ce36">
            <text:p><text:s text:c="2"/>9 203</text:p>
          </table:table-cell>
          <table:table-cell office:value-type="float" office:value="2727" table:style-name="ce36">
            <text:p><text:s text:c="2"/>2 727</text:p>
          </table:table-cell>
          <table:table-cell office:value-type="float" office:value="18776" table:style-name="ce36">
            <text:p><text:s text:c="2"/>18 776</text:p>
          </table:table-cell>
          <table:table-cell office:value-type="float" office:value="83685" table:style-name="ce36">
            <text:p><text:s text:c="2"/>83 6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8048" table:style-name="ce36">
            <text:p><text:s text:c="2"/>38 048</text:p>
          </table:table-cell>
          <table:table-cell office:value-type="float" office:value="8859" table:style-name="ce36">
            <text:p><text:s text:c="2"/>8 859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987" table:style-name="ce36">
            <text:p><text:s text:c="3"/>987</text:p>
          </table:table-cell>
          <table:table-cell office:value-type="float" office:value="472" table:style-name="ce36">
            <text:p><text:s text:c="3"/>472</text:p>
          </table:table-cell>
          <table:table-cell office:value-type="float" office:value="1002" table:style-name="ce36">
            <text:p><text:s text:c="2"/>1 002</text:p>
          </table:table-cell>
          <table:table-cell office:value-type="float" office:value="1187" table:style-name="ce36">
            <text:p><text:s text:c="2"/>1 187</text:p>
          </table:table-cell>
          <table:table-cell office:value-type="float" office:value="3648" table:style-name="ce36">
            <text:p><text:s text:c="2"/>3 648</text:p>
          </table:table-cell>
          <table:table-cell office:value-type="float" office:value="25073" table:style-name="ce36">
            <text:p><text:s text:c="2"/>25 07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10947" table:style-name="ce37">
            <text:p><text:s text:c="2"/>110 947</text:p>
          </table:table-cell>
          <table:table-cell office:value-type="float" office:value="14403" table:style-name="ce37">
            <text:p><text:s text:c="2"/>14 403</text:p>
          </table:table-cell>
          <table:table-cell office:value-type="float" office:value="1222" table:style-name="ce37">
            <text:p><text:s text:c="2"/>1 222</text:p>
          </table:table-cell>
          <table:table-cell office:value-type="float" office:value="2859" table:style-name="ce37">
            <text:p><text:s text:c="2"/>2 859</text:p>
          </table:table-cell>
          <table:table-cell office:value-type="float" office:value="1521" table:style-name="ce37">
            <text:p><text:s text:c="2"/>1 521</text:p>
          </table:table-cell>
          <table:table-cell office:value-type="float" office:value="3277" table:style-name="ce37">
            <text:p><text:s text:c="2"/>3 277</text:p>
          </table:table-cell>
          <table:table-cell office:value-type="float" office:value="3276" table:style-name="ce37">
            <text:p><text:s text:c="2"/>3 276</text:p>
          </table:table-cell>
          <table:table-cell office:value-type="float" office:value="10933" table:style-name="ce37">
            <text:p><text:s text:c="2"/>10 933</text:p>
          </table:table-cell>
          <table:table-cell office:value-type="float" office:value="84389" table:style-name="ce37">
            <text:p><text:s text:c="2"/>84 38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54399" table:style-name="ce38">
            <text:p><text:s text:c="2"/>54 399</text:p>
          </table:table-cell>
          <table:table-cell office:value-type="float" office:value="18699" table:style-name="ce38">
            <text:p><text:s text:c="2"/>18 699</text:p>
          </table:table-cell>
          <table:table-cell office:value-type="float" office:value="667" table:style-name="ce38">
            <text:p><text:s text:c="3"/>667</text:p>
          </table:table-cell>
          <table:table-cell office:value-type="float" office:value="542" table:style-name="ce38">
            <text:p><text:s text:c="3"/>542</text:p>
          </table:table-cell>
          <table:table-cell office:value-type="float" office:value="1978" table:style-name="ce38">
            <text:p><text:s text:c="2"/>1 978</text:p>
          </table:table-cell>
          <table:table-cell office:value-type="float" office:value="6929" table:style-name="ce38">
            <text:p><text:s text:c="2"/>6 929</text:p>
          </table:table-cell>
          <table:table-cell office:value-type="float" office:value="916" table:style-name="ce38">
            <text:p><text:s text:c="3"/>916</text:p>
          </table:table-cell>
          <table:table-cell office:value-type="float" office:value="10365" table:style-name="ce38">
            <text:p><text:s text:c="2"/>10 365</text:p>
          </table:table-cell>
          <table:table-cell office:value-type="float" office:value="24668" table:style-name="ce38">
            <text:p><text:s text:c="2"/>24 66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46305" table:style-name="ce38">
            <text:p><text:s text:c="2"/>46 305</text:p>
          </table:table-cell>
          <table:table-cell office:value-type="float" office:value="7876" table:style-name="ce38">
            <text:p><text:s text:c="2"/>7 876</text:p>
          </table:table-cell>
          <table:table-cell office:value-type="float" office:value="575" table:style-name="ce38">
            <text:p><text:s text:c="3"/>575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1544" table:style-name="ce38">
            <text:p><text:s text:c="2"/>1 544</text:p>
          </table:table-cell>
          <table:table-cell office:value-type="float" office:value="927" table:style-name="ce38">
            <text:p><text:s text:c="3"/>927</text:p>
          </table:table-cell>
          <table:table-cell office:value-type="float" office:value="2715" table:style-name="ce38">
            <text:p><text:s text:c="2"/>2 715</text:p>
          </table:table-cell>
          <table:table-cell office:value-type="float" office:value="35139" table:style-name="ce38">
            <text:p><text:s text:c="2"/>35 13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9966" table:style-name="ce37">
            <text:p><text:s text:c="2"/>29 966</text:p>
          </table:table-cell>
          <table:table-cell office:value-type="float" office:value="3119" table:style-name="ce37">
            <text:p><text:s text:c="2"/>3 119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159" table:style-name="ce37">
            <text:p><text:s text:c="3"/>159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772" table:style-name="ce37">
            <text:p><text:s text:c="3"/>772</text:p>
          </table:table-cell>
          <table:table-cell office:value-type="float" office:value="25809" table:style-name="ce37">
            <text:p><text:s text:c="2"/>25 80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71324" table:style-name="ce38">
            <text:p><text:s text:c="2"/>171 324</text:p>
          </table:table-cell>
          <table:table-cell office:value-type="float" office:value="28614" table:style-name="ce38">
            <text:p><text:s text:c="2"/>28 614</text:p>
          </table:table-cell>
          <table:table-cell office:value-type="float" office:value="2275" table:style-name="ce38">
            <text:p><text:s text:c="2"/>2 275</text:p>
          </table:table-cell>
          <table:table-cell office:value-type="float" office:value="4029" table:style-name="ce38">
            <text:p><text:s text:c="2"/>4 029</text:p>
          </table:table-cell>
          <table:table-cell office:value-type="float" office:value="1042" table:style-name="ce38">
            <text:p><text:s text:c="2"/>1 042</text:p>
          </table:table-cell>
          <table:table-cell office:value-type="float" office:value="2734" table:style-name="ce38">
            <text:p><text:s text:c="2"/>2 734</text:p>
          </table:table-cell>
          <table:table-cell office:value-type="float" office:value="5057" table:style-name="ce38">
            <text:p><text:s text:c="2"/>5 057</text:p>
          </table:table-cell>
          <table:table-cell office:value-type="float" office:value="12862" table:style-name="ce38">
            <text:p><text:s text:c="2"/>12 862</text:p>
          </table:table-cell>
          <table:table-cell office:value-type="float" office:value="127573" table:style-name="ce38">
            <text:p><text:s text:c="2"/>127 5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36919" table:style-name="ce36">
            <text:p><text:s text:c="2"/>236 919</text:p>
          </table:table-cell>
          <table:table-cell office:value-type="float" office:value="42883" table:style-name="ce36">
            <text:p><text:s text:c="2"/>42 883</text:p>
          </table:table-cell>
          <table:table-cell office:value-type="float" office:value="3235" table:style-name="ce36">
            <text:p><text:s text:c="2"/>3 235</text:p>
          </table:table-cell>
          <table:table-cell office:value-type="float" office:value="1774" table:style-name="ce36">
            <text:p><text:s text:c="2"/>1 774</text:p>
          </table:table-cell>
          <table:table-cell office:value-type="float" office:value="9962" table:style-name="ce36">
            <text:p><text:s text:c="2"/>9 962</text:p>
          </table:table-cell>
          <table:table-cell office:value-type="float" office:value="15580" table:style-name="ce36">
            <text:p><text:s text:c="2"/>15 580</text:p>
          </table:table-cell>
          <table:table-cell office:value-type="float" office:value="5273" table:style-name="ce36">
            <text:p><text:s text:c="2"/>5 273</text:p>
          </table:table-cell>
          <table:table-cell office:value-type="float" office:value="32589" table:style-name="ce36">
            <text:p><text:s text:c="2"/>32 589</text:p>
          </table:table-cell>
          <table:table-cell office:value-type="float" office:value="158212" table:style-name="ce36">
            <text:p><text:s text:c="2"/>158 2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70363" table:style-name="ce36">
            <text:p><text:s text:c="2"/>70 363</text:p>
          </table:table-cell>
          <table:table-cell office:value-type="float" office:value="12542" table:style-name="ce36">
            <text:p><text:s text:c="2"/>12 542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899" table:style-name="ce36">
            <text:p><text:s text:c="3"/>899</text:p>
          </table:table-cell>
          <table:table-cell office:value-type="float" office:value="1431" table:style-name="ce36">
            <text:p><text:s text:c="2"/>1 431</text:p>
          </table:table-cell>
          <table:table-cell office:value-type="float" office:value="2746" table:style-name="ce36">
            <text:p><text:s text:c="2"/>2 746</text:p>
          </table:table-cell>
          <table:table-cell office:value-type="float" office:value="54938" table:style-name="ce36">
            <text:p><text:s text:c="2"/>54 93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72629" table:style-name="ce36">
            <text:p><text:s text:c="2"/>172 629</text:p>
          </table:table-cell>
          <table:table-cell office:value-type="float" office:value="25300" table:style-name="ce36">
            <text:p><text:s text:c="2"/>25 300</text:p>
          </table:table-cell>
          <table:table-cell office:value-type="float" office:value="1161" table:style-name="ce36">
            <text:p><text:s text:c="2"/>1 161</text:p>
          </table:table-cell>
          <table:table-cell office:value-type="float" office:value="3480" table:style-name="ce36">
            <text:p><text:s text:c="2"/>3 480</text:p>
          </table:table-cell>
          <table:table-cell office:value-type="float" office:value="1601" table:style-name="ce36">
            <text:p><text:s text:c="2"/>1 601</text:p>
          </table:table-cell>
          <table:table-cell office:value-type="float" office:value="1399" table:style-name="ce36">
            <text:p><text:s text:c="2"/>1 399</text:p>
          </table:table-cell>
          <table:table-cell office:value-type="float" office:value="5061" table:style-name="ce36">
            <text:p><text:s text:c="2"/>5 061</text:p>
          </table:table-cell>
          <table:table-cell office:value-type="float" office:value="11541" table:style-name="ce36">
            <text:p><text:s text:c="2"/>11 541</text:p>
          </table:table-cell>
          <table:table-cell office:value-type="float" office:value="134627" table:style-name="ce36">
            <text:p><text:s text:c="2"/>134 6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13734" table:style-name="ce36">
            <text:p><text:s text:c="2"/>113 734</text:p>
          </table:table-cell>
          <table:table-cell office:value-type="float" office:value="8302" table:style-name="ce36">
            <text:p><text:s text:c="2"/>8 302</text:p>
          </table:table-cell>
          <table:table-cell office:value-type="float" office:value="635" table:style-name="ce36">
            <text:p><text:s text:c="3"/>635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1952" table:style-name="ce36">
            <text:p><text:s text:c="2"/>1 952</text:p>
          </table:table-cell>
          <table:table-cell office:value-type="float" office:value="2311" table:style-name="ce36">
            <text:p><text:s text:c="2"/>2 311</text:p>
          </table:table-cell>
          <table:table-cell office:value-type="float" office:value="991" table:style-name="ce36">
            <text:p><text:s text:c="3"/>991</text:p>
          </table:table-cell>
          <table:table-cell office:value-type="float" office:value="5559" table:style-name="ce36">
            <text:p><text:s text:c="2"/>5 559</text:p>
          </table:table-cell>
          <table:table-cell office:value-type="float" office:value="99238" table:style-name="ce36">
            <text:p><text:s text:c="2"/>99 23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6624" table:style-name="ce36">
            <text:p><text:s text:c="2"/>86 624</text:p>
          </table:table-cell>
          <table:table-cell office:value-type="float" office:value="35518" table:style-name="ce36">
            <text:p><text:s text:c="2"/>35 518</text:p>
          </table:table-cell>
          <table:table-cell office:value-type="float" office:value="874" table:style-name="ce36">
            <text:p><text:s text:c="3"/>874</text:p>
          </table:table-cell>
          <table:table-cell office:value-type="float" office:value="327" table:style-name="ce36">
            <text:p><text:s text:c="3"/>327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6655" table:style-name="ce36">
            <text:p><text:s text:c="2"/>6 655</text:p>
          </table:table-cell>
          <table:table-cell office:value-type="float" office:value="1166" table:style-name="ce36">
            <text:p><text:s text:c="2"/>1 166</text:p>
          </table:table-cell>
          <table:table-cell office:value-type="float" office:value="9000" table:style-name="ce36">
            <text:p><text:s text:c="2"/>9 000</text:p>
          </table:table-cell>
          <table:table-cell office:value-type="float" office:value="41232" table:style-name="ce36">
            <text:p><text:s text:c="2"/>41 23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13617" table:style-name="ce37">
            <text:p><text:s text:c="2"/>113 617</text:p>
          </table:table-cell>
          <table:table-cell office:value-type="float" office:value="43250" table:style-name="ce37">
            <text:p><text:s text:c="2"/>43 250</text:p>
          </table:table-cell>
          <table:table-cell office:value-type="float" office:value="1059" table:style-name="ce37">
            <text:p><text:s text:c="2"/>1 059</text:p>
          </table:table-cell>
          <table:table-cell office:value-type="float" office:value="1932" table:style-name="ce37">
            <text:p><text:s text:c="2"/>1 932</text:p>
          </table:table-cell>
          <table:table-cell office:value-type="float" office:value="1529" table:style-name="ce37">
            <text:p><text:s text:c="2"/>1 529</text:p>
          </table:table-cell>
          <table:table-cell office:value-type="float" office:value="11572" table:style-name="ce37">
            <text:p><text:s text:c="2"/>11 572</text:p>
          </table:table-cell>
          <table:table-cell office:value-type="float" office:value="1602" table:style-name="ce37">
            <text:p><text:s text:c="2"/>1 602</text:p>
          </table:table-cell>
          <table:table-cell office:value-type="float" office:value="16635" table:style-name="ce37">
            <text:p><text:s text:c="2"/>16 635</text:p>
          </table:table-cell>
          <table:table-cell office:value-type="float" office:value="52673" table:style-name="ce37">
            <text:p><text:s text:c="2"/>52 67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07025" table:style-name="ce38">
            <text:p><text:s text:c="2"/>107 0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45" table:style-name="ce38">
            <text:p><text:s text:c="2"/>4 845</text:p>
          </table:table-cell>
          <table:table-cell office:value-type="float" office:value="4845" table:style-name="ce38">
            <text:p><text:s text:c="2"/>4 845</text:p>
          </table:table-cell>
          <table:table-cell office:value-type="float" office:value="102180" table:style-name="ce38">
            <text:p><text:s text:c="2"/>102 18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87201" table:style-name="ce38">
            <text:p><text:s text:c="2"/>387 201</text:p>
          </table:table-cell>
          <table:table-cell office:value-type="float" office:value="1506" table:style-name="ce38">
            <text:p><text:s text:c="2"/>1 5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022" table:style-name="ce38">
            <text:p><text:s text:c="2"/>51 022</text:p>
          </table:table-cell>
          <table:table-cell office:value-type="float" office:value="10802" table:style-name="ce38">
            <text:p><text:s text:c="2"/>10 802</text:p>
          </table:table-cell>
          <table:table-cell office:value-type="float" office:value="61824" table:style-name="ce38">
            <text:p><text:s text:c="2"/>61 824</text:p>
          </table:table-cell>
          <table:table-cell office:value-type="float" office:value="323871" table:style-name="ce38">
            <text:p><text:s text:c="2"/>323 87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94705" table:style-name="ce37">
            <text:p><text:s text:c="2"/>94 705</text:p>
          </table:table-cell>
          <table:table-cell office:value-type="float" office:value="2842" table:style-name="ce37">
            <text:p><text:s text:c="2"/>2 8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3830" table:style-name="ce37">
            <text:p><text:s text:c="2"/>3 830</text:p>
          </table:table-cell>
          <table:table-cell office:value-type="float" office:value="4094" table:style-name="ce37">
            <text:p><text:s text:c="2"/>4 094</text:p>
          </table:table-cell>
          <table:table-cell office:value-type="float" office:value="87769" table:style-name="ce37">
            <text:p><text:s text:c="2"/>87 7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40091" table:style-name="ce38">
            <text:p><text:s text:c="2"/>340 0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330" table:style-name="ce38">
            <text:p><text:s text:c="2"/>17 330</text:p>
          </table:table-cell>
          <table:table-cell office:value-type="float" office:value="17330" table:style-name="ce38">
            <text:p><text:s text:c="2"/>17 330</text:p>
          </table:table-cell>
          <table:table-cell office:value-type="float" office:value="322761" table:style-name="ce38">
            <text:p><text:s text:c="2"/>322 7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06779" table:style-name="ce36">
            <text:p><text:s text:c="2"/>106 7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97" table:style-name="ce36">
            <text:p><text:s text:c="2"/>5 697</text:p>
          </table:table-cell>
          <table:table-cell office:value-type="float" office:value="5697" table:style-name="ce36">
            <text:p><text:s text:c="2"/>5 697</text:p>
          </table:table-cell>
          <table:table-cell office:value-type="float" office:value="101082" table:style-name="ce36">
            <text:p><text:s text:c="2"/>101 08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9387" table:style-name="ce36">
            <text:p><text:s text:c="2"/>149 3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29" table:style-name="ce36">
            <text:p><text:s text:c="2"/>5 129</text:p>
          </table:table-cell>
          <table:table-cell office:value-type="float" office:value="5129" table:style-name="ce36">
            <text:p><text:s text:c="2"/>5 129</text:p>
          </table:table-cell>
          <table:table-cell office:value-type="float" office:value="144258" table:style-name="ce36">
            <text:p><text:s text:c="2"/>144 2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83518" table:style-name="ce36">
            <text:p><text:s text:c="2"/>83 518</text:p>
          </table:table-cell>
          <table:table-cell office:value-type="float" office:value="-92836" table:style-name="ce36">
            <text:p><text:s/>(-) <text:s/>92 8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4" table:style-name="ce36">
            <text:p><text:s text:c="2"/>1 824</text:p>
          </table:table-cell>
          <table:table-cell office:value-type="float" office:value="1824" table:style-name="ce36">
            <text:p><text:s text:c="2"/>1 824</text:p>
          </table:table-cell>
          <table:table-cell office:value-type="float" office:value="174530" table:style-name="ce36">
            <text:p><text:s text:c="2"/>174 53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50074" table:style-name="ce36">
            <text:p><text:s text:c="2"/>50 074</text:p>
          </table:table-cell>
          <table:table-cell office:value-type="float" office:value="-1002582" table:style-name="ce36">
            <text:p><text:s/>(-) 1 002 5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1051903" table:style-name="ce36">
            <text:p><text:s/>1 051 90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202774" table:style-name="ce36">
            <text:p><text:s text:c="2"/>202 7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87837" table:style-name="ce36">
            <text:p><text:s/>(-) <text:s/>87 8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85" table:style-name="ce36">
            <text:p><text:s text:c="2"/>2 685</text:p>
          </table:table-cell>
          <table:table-cell office:value-type="float" office:value="6802" table:style-name="ce36">
            <text:p><text:s text:c="2"/>6 802</text:p>
          </table:table-cell>
          <table:table-cell office:value-type="float" office:value="9487" table:style-name="ce36">
            <text:p><text:s text:c="2"/>9 487</text:p>
          </table:table-cell>
          <table:table-cell office:value-type="float" office:value="281124" table:style-name="ce36">
            <text:p><text:s text:c="2"/>281 12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16288" table:style-name="ce38">
            <text:p><text:s text:c="2"/>116 2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23" table:style-name="ce38">
            <text:p><text:s text:c="2"/>9 523</text:p>
          </table:table-cell>
          <table:table-cell office:value-type="float" office:value="342" table:style-name="ce38">
            <text:p><text:s text:c="3"/>342</text:p>
          </table:table-cell>
          <table:table-cell office:value-type="float" office:value="9865" table:style-name="ce38">
            <text:p><text:s text:c="2"/>9 865</text:p>
          </table:table-cell>
          <table:table-cell office:value-type="float" office:value="106423" table:style-name="ce38">
            <text:p><text:s text:c="2"/>106 42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3195" table:style-name="ce37">
            <text:p><text:s text:c="2"/>33 1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350" table:style-name="ce37">
            <text:p><text:s/>(-) <text:s/>2 3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3605" table:style-name="ce37">
            <text:p><text:s text:c="2"/>3 605</text:p>
          </table:table-cell>
          <table:table-cell office:value-type="float" office:value="3852" table:style-name="ce37">
            <text:p><text:s text:c="2"/>3 852</text:p>
          </table:table-cell>
          <table:table-cell office:value-type="float" office:value="31693" table:style-name="ce37">
            <text:p><text:s text:c="2"/>31 69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54406" table:style-name="ce37">
            <text:p><text:s text:c="2"/>54 4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1689" table:style-name="ce37">
            <text:p><text:s text:c="2"/>1 689</text:p>
          </table:table-cell>
          <table:table-cell office:value-type="float" office:value="2057" table:style-name="ce37">
            <text:p><text:s text:c="2"/>2 057</text:p>
          </table:table-cell>
          <table:table-cell office:value-type="float" office:value="52349" table:style-name="ce37">
            <text:p><text:s text:c="2"/>52 34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27776" table:style-name="ce37">
            <text:p><text:s text:c="2"/>127 7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36" table:style-name="ce37">
            <text:p><text:s text:c="2"/>6 636</text:p>
          </table:table-cell>
          <table:table-cell office:value-type="float" office:value="6636" table:style-name="ce37">
            <text:p><text:s text:c="2"/>6 636</text:p>
          </table:table-cell>
          <table:table-cell office:value-type="float" office:value="121140" table:style-name="ce37">
            <text:p><text:s text:c="2"/>121 14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6152" table:style-name="ce37">
            <text:p><text:s text:c="2"/>26 1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80" table:style-name="ce37">
            <text:p><text:s text:c="2"/>1 680</text:p>
          </table:table-cell>
          <table:table-cell office:value-type="float" office:value="1680" table:style-name="ce37">
            <text:p><text:s text:c="2"/>1 680</text:p>
          </table:table-cell>
          <table:table-cell office:value-type="float" office:value="24472" table:style-name="ce37">
            <text:p><text:s text:c="2"/>24 47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53579" table:style-name="ce36">
            <text:p><text:s text:c="2"/>53 5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3" table:style-name="ce36">
            <text:p><text:s text:c="2"/>3 713</text:p>
          </table:table-cell>
          <table:table-cell office:value-type="float" office:value="3713" table:style-name="ce36">
            <text:p><text:s text:c="2"/>3 713</text:p>
          </table:table-cell>
          <table:table-cell office:value-type="float" office:value="49866" table:style-name="ce36">
            <text:p><text:s text:c="2"/>49 86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325012" table:style-name="ce36">
            <text:p><text:s text:c="2"/>325 0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33" table:style-name="ce36">
            <text:p><text:s text:c="2"/>26 133</text:p>
          </table:table-cell>
          <table:table-cell office:value-type="float" office:value="4423" table:style-name="ce36">
            <text:p><text:s text:c="2"/>4 423</text:p>
          </table:table-cell>
          <table:table-cell office:value-type="float" office:value="30556" table:style-name="ce36">
            <text:p><text:s text:c="2"/>30 556</text:p>
          </table:table-cell>
          <table:table-cell office:value-type="float" office:value="294456" table:style-name="ce36">
            <text:p><text:s text:c="2"/>294 45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0790" table:style-name="ce36">
            <text:p><text:s text:c="2"/>30 790</text:p>
          </table:table-cell>
          <table:table-cell office:value-type="float" office:value="10326" table:style-name="ce36">
            <text:p><text:s text:c="2"/>10 326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8" table:style-name="ce36">
            <text:p><text:s text:c="3"/>708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19685" table:style-name="ce36">
            <text:p><text:s text:c="2"/>19 68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6185" table:style-name="ce36">
            <text:p><text:s text:c="2"/>46 1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0" table:style-name="ce36">
            <text:p><text:s text:c="2"/>1 750</text:p>
          </table:table-cell>
          <table:table-cell office:value-type="float" office:value="1757" table:style-name="ce36">
            <text:p><text:s text:c="2"/>1 757</text:p>
          </table:table-cell>
          <table:table-cell office:value-type="float" office:value="44428" table:style-name="ce36">
            <text:p><text:s text:c="2"/>44 42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11598" table:style-name="ce36">
            <text:p><text:s text:c="2"/>211 5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814" table:style-name="ce36">
            <text:p><text:s text:c="2"/>36 814</text:p>
          </table:table-cell>
          <table:table-cell office:value-type="float" office:value="6899" table:style-name="ce36">
            <text:p><text:s text:c="2"/>6 899</text:p>
          </table:table-cell>
          <table:table-cell office:value-type="float" office:value="43713" table:style-name="ce36">
            <text:p><text:s text:c="2"/>43 713</text:p>
          </table:table-cell>
          <table:table-cell office:value-type="float" office:value="167885" table:style-name="ce36">
            <text:p><text:s text:c="2"/>167 88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93311" table:style-name="ce37">
            <text:p><text:s text:c="2"/>193 311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56" table:style-name="ce37">
            <text:p><text:s text:c="2"/>8 056</text:p>
          </table:table-cell>
          <table:table-cell office:value-type="float" office:value="8056" table:style-name="ce37">
            <text:p><text:s text:c="2"/>8 056</text:p>
          </table:table-cell>
          <table:table-cell office:value-type="float" office:value="184991" table:style-name="ce37">
            <text:p><text:s text:c="2"/>184 99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742162" table:style-name="ce37">
            <text:p><text:s text:c="2"/>742 1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104" table:style-name="ce37">
            <text:p><text:s text:c="2"/>80 104</text:p>
          </table:table-cell>
          <table:table-cell office:value-type="float" office:value="80104" table:style-name="ce37">
            <text:p><text:s text:c="2"/>80 104</text:p>
          </table:table-cell>
          <table:table-cell office:value-type="float" office:value="662058" table:style-name="ce37">
            <text:p><text:s text:c="2"/>662 05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47602" table:style-name="ce37">
            <text:p><text:s text:c="2"/>247 6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2" table:style-name="ce37">
            <text:p><text:s text:c="2"/>1 152</text:p>
          </table:table-cell>
          <table:table-cell office:value-type="float" office:value="1152" table:style-name="ce37">
            <text:p><text:s text:c="2"/>1 152</text:p>
          </table:table-cell>
          <table:table-cell office:value-type="float" office:value="246450" table:style-name="ce37">
            <text:p><text:s text:c="2"/>246 45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460205" table:style-name="ce37">
            <text:p><text:s text:c="2"/>460 2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0205" table:style-name="ce37">
            <text:p><text:s text:c="2"/>460 205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56356" table:style-name="ce37">
            <text:p><text:s text:c="2"/>256 3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86" table:style-name="ce37">
            <text:p><text:s text:c="2"/>12 686</text:p>
          </table:table-cell>
          <table:table-cell office:value-type="float" office:value="12686" table:style-name="ce37">
            <text:p><text:s text:c="2"/>12 686</text:p>
          </table:table-cell>
          <table:table-cell office:value-type="float" office:value="243670" table:style-name="ce37">
            <text:p><text:s text:c="2"/>243 67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7959" table:style-name="ce36">
            <text:p><text:s text:c="2"/>47 9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47907" table:style-name="ce36">
            <text:p><text:s text:c="2"/>47 90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4363" table:style-name="ce36">
            <text:p><text:s text:c="2"/>74 3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09" table:style-name="ce36">
            <text:p><text:s text:c="2"/>3 209</text:p>
          </table:table-cell>
          <table:table-cell office:value-type="float" office:value="3209" table:style-name="ce36">
            <text:p><text:s text:c="2"/>3 209</text:p>
          </table:table-cell>
          <table:table-cell office:value-type="float" office:value="71154" table:style-name="ce36">
            <text:p><text:s text:c="2"/>71 15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40575" table:style-name="ce36">
            <text:p><text:s text:c="2"/>140 5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28" table:style-name="ce36">
            <text:p><text:s text:c="2"/>6 928</text:p>
          </table:table-cell>
          <table:table-cell office:value-type="float" office:value="6928" table:style-name="ce36">
            <text:p><text:s text:c="2"/>6 928</text:p>
          </table:table-cell>
          <table:table-cell office:value-type="float" office:value="133647" table:style-name="ce36">
            <text:p><text:s text:c="2"/>133 64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31963" table:style-name="ce36">
            <text:p><text:s text:c="2"/>131 9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31" table:style-name="ce36">
            <text:p><text:s text:c="2"/>10 631</text:p>
          </table:table-cell>
          <table:table-cell office:value-type="float" office:value="10631" table:style-name="ce36">
            <text:p><text:s text:c="2"/>10 631</text:p>
          </table:table-cell>
          <table:table-cell office:value-type="float" office:value="121332" table:style-name="ce36">
            <text:p><text:s text:c="2"/>121 33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17048" table:style-name="ce36">
            <text:p><text:s text:c="2"/>117 0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4" table:style-name="ce36">
            <text:p><text:s text:c="2"/>2 394</text:p>
          </table:table-cell>
          <table:table-cell office:value-type="float" office:value="2394" table:style-name="ce36">
            <text:p><text:s text:c="2"/>2 394</text:p>
          </table:table-cell>
          <table:table-cell office:value-type="float" office:value="114654" table:style-name="ce36">
            <text:p><text:s text:c="2"/>114 65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64380" table:style-name="ce37">
            <text:p><text:s text:c="2"/>164 3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92" table:style-name="ce37">
            <text:p><text:s text:c="2"/>9 892</text:p>
          </table:table-cell>
          <table:table-cell office:value-type="float" office:value="9892" table:style-name="ce37">
            <text:p><text:s text:c="2"/>9 892</text:p>
          </table:table-cell>
          <table:table-cell office:value-type="float" office:value="154488" table:style-name="ce37">
            <text:p><text:s text:c="2"/>154 48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44899" table:style-name="ce37">
            <text:p><text:s text:c="2"/>44 8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4" table:style-name="ce37">
            <text:p><text:s text:c="2"/>1 904</text:p>
          </table:table-cell>
          <table:table-cell office:value-type="float" office:value="1904" table:style-name="ce37">
            <text:p><text:s text:c="2"/>1 904</text:p>
          </table:table-cell>
          <table:table-cell office:value-type="float" office:value="42995" table:style-name="ce37">
            <text:p><text:s text:c="2"/>42 99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790204" table:style-name="ce37">
            <text:p><text:s text:c="2"/>790 2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0204" table:style-name="ce37">
            <text:p><text:s text:c="2"/>790 20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863" table:style-name="ce37">
            <text:p><text:s text:c="2"/>13 8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63" table:style-name="ce37">
            <text:p><text:s text:c="2"/>13 863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335689" table:style-name="ce37">
            <text:p><text:s text:c="2"/>335 6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689" table:style-name="ce37">
            <text:p><text:s text:c="2"/>335 68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50938" table:style-name="ce36">
            <text:p><text:s text:c="2"/>150 9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4" table:style-name="ce36">
            <text:p><text:s text:c="2"/>2 614</text:p>
          </table:table-cell>
          <table:table-cell office:value-type="float" office:value="2614" table:style-name="ce36">
            <text:p><text:s text:c="2"/>2 614</text:p>
          </table:table-cell>
          <table:table-cell office:value-type="float" office:value="148324" table:style-name="ce36">
            <text:p><text:s text:c="2"/>148 32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98509" table:style-name="ce36">
            <text:p><text:s text:c="2"/>198 5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509" table:style-name="ce36">
            <text:p><text:s text:c="2"/>198 50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315110" table:style-name="ce36">
            <text:p><text:s text:c="2"/>315 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13" table:style-name="ce36">
            <text:p><text:s text:c="2"/>8 113</text:p>
          </table:table-cell>
          <table:table-cell office:value-type="float" office:value="8113" table:style-name="ce36">
            <text:p><text:s text:c="2"/>8 113</text:p>
          </table:table-cell>
          <table:table-cell office:value-type="float" office:value="306997" table:style-name="ce36">
            <text:p><text:s text:c="2"/>306 99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2012" table:style-name="ce36">
            <text:p><text:s text:c="2"/>52 0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30" table:style-name="ce36">
            <text:p><text:s text:c="2"/>7 130</text:p>
          </table:table-cell>
          <table:table-cell office:value-type="float" office:value="7136" table:style-name="ce36">
            <text:p><text:s text:c="2"/>7 136</text:p>
          </table:table-cell>
          <table:table-cell office:value-type="float" office:value="44876" table:style-name="ce36">
            <text:p><text:s text:c="2"/>44 87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88964" table:style-name="ce36">
            <text:p><text:s text:c="2"/>88 9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964" table:style-name="ce36">
            <text:p><text:s text:c="2"/>88 96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32493" table:style-name="ce37">
            <text:p><text:s text:c="2"/>32 4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32" table:style-name="ce37">
            <text:p><text:s text:c="2"/>1 332</text:p>
          </table:table-cell>
          <table:table-cell office:value-type="float" office:value="1332" table:style-name="ce37">
            <text:p><text:s text:c="2"/>1 332</text:p>
          </table:table-cell>
          <table:table-cell office:value-type="float" office:value="31161" table:style-name="ce37">
            <text:p><text:s text:c="2"/>31 16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58506" table:style-name="ce37">
            <text:p><text:s text:c="2"/>58 5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2" table:style-name="ce37">
            <text:p><text:s text:c="3"/>792</text:p>
          </table:table-cell>
          <table:table-cell office:value-type="float" office:value="792" table:style-name="ce37">
            <text:p><text:s text:c="3"/>792</text:p>
          </table:table-cell>
          <table:table-cell office:value-type="float" office:value="57714" table:style-name="ce37">
            <text:p><text:s text:c="2"/>57 71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74451" table:style-name="ce37">
            <text:p><text:s text:c="2"/>74 4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451" table:style-name="ce37">
            <text:p><text:s text:c="2"/>74 451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4000475" table:style-name="ce48">
            <text:p><text:s/>14 000 475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40575" table:style-name="ce48">
            <text:p><text:s text:c="2"/>40 575</text:p>
          </table:table-cell>
          <table:table-cell office:value-type="float" office:value="53985" table:style-name="ce48">
            <text:p><text:s text:c="2"/>53 985</text:p>
          </table:table-cell>
          <table:table-cell office:value-type="float" office:value="479310" table:style-name="ce48">
            <text:p><text:s text:c="2"/>479 310</text:p>
          </table:table-cell>
          <table:table-cell office:value-type="float" office:value="419121" table:style-name="ce48">
            <text:p><text:s text:c="2"/>419 121</text:p>
          </table:table-cell>
          <table:table-cell office:value-type="float" office:value="992991" table:style-name="ce48">
            <text:p><text:s text:c="2"/>992 991</text:p>
          </table:table-cell>
          <table:table-cell office:value-type="float" office:value="13007484" table:style-name="ce48">
            <text:p><text:s/>13 007 484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8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1560" table:style-name="ce36">
            <text:p><text:s text:c="2"/>11 560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76" table:style-name="ce36">
            <text:p><text:s text:c="2"/>12 17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2681" table:style-name="ce36">
            <text:p><text:s text:c="2"/>32 681</text:p>
          </table:table-cell>
          <table:table-cell office:value-type="float" office:value="1747" table:style-name="ce36">
            <text:p><text:s text:c="2"/>1 747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658" table:style-name="ce36">
            <text:p><text:s text:c="2"/>34 65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4380" table:style-name="ce36">
            <text:p><text:s text:c="2"/>14 38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95" table:style-name="ce36">
            <text:p><text:s text:c="2"/>14 39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3496" table:style-name="ce36">
            <text:p><text:s text:c="2"/>53 496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786" table:style-name="ce36">
            <text:p><text:s text:c="2"/>53 786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53406" table:style-name="ce36">
            <text:p><text:s text:c="2"/>153 406</text:p>
          </table:table-cell>
          <table:table-cell office:value-type="float" office:value="3723" table:style-name="ce36">
            <text:p><text:s text:c="2"/>3 723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189" table:style-name="ce36">
            <text:p><text:s text:c="2"/>157 18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7497" table:style-name="ce37">
            <text:p><text:s text:c="2"/>57 497</text:p>
          </table:table-cell>
          <table:table-cell office:value-type="float" office:value="2256" table:style-name="ce37">
            <text:p><text:s text:c="2"/>2 256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195" table:style-name="ce37">
            <text:p><text:s text:c="2"/>60 195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10048" table:style-name="ce37">
            <text:p><text:s text:c="2"/>10 048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17" table:style-name="ce37">
            <text:p><text:s text:c="2"/>10 11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22871" table:style-name="ce37">
            <text:p><text:s text:c="2"/>22 871</text:p>
          </table:table-cell>
          <table:table-cell office:value-type="float" office:value="810" table:style-name="ce37">
            <text:p><text:s text:c="3"/>81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26" table:style-name="ce37">
            <text:p><text:s text:c="2"/>23 92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4665" table:style-name="ce37">
            <text:p><text:s text:c="2"/>24 665</text:p>
          </table:table-cell>
          <table:table-cell office:value-type="float" office:value="582" table:style-name="ce37">
            <text:p><text:s text:c="3"/>582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546" table:style-name="ce37">
            <text:p><text:s text:c="2"/>25 546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868" table:style-name="ce37">
            <text:p><text:s text:c="2"/>4 868</text:p>
          </table:table-cell>
          <table:table-cell office:value-type="float" office:value="67400" table:style-name="ce37">
            <text:p><text:s text:c="2"/>67 400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576" table:style-name="ce37">
            <text:p><text:s text:c="2"/>72 57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830" table:style-name="ce36">
            <text:p><text:s text:c="2"/>2 830</text:p>
          </table:table-cell>
          <table:table-cell office:value-type="float" office:value="26177" table:style-name="ce36">
            <text:p><text:s text:c="2"/>26 177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86" table:style-name="ce36">
            <text:p><text:s text:c="2"/>29 08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7988" table:style-name="ce36">
            <text:p><text:s text:c="2"/>7 9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68" table:style-name="ce36">
            <text:p><text:s text:c="2"/>8 46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30326" table:style-name="ce36">
            <text:p><text:s text:c="2"/>30 32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950" table:style-name="ce36">
            <text:p><text:s text:c="2"/>30 9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002" table:style-name="ce36">
            <text:p><text:s text:c="2"/>1 002</text:p>
          </table:table-cell>
          <table:table-cell office:value-type="float" office:value="1584" table:style-name="ce36">
            <text:p><text:s text:c="2"/>1 584</text:p>
          </table:table-cell>
          <table:table-cell office:value-type="float" office:value="22506" table:style-name="ce36">
            <text:p><text:s text:c="2"/>22 5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5" table:style-name="ce36">
            <text:p><text:s text:c="3"/>2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77" table:style-name="ce36">
            <text:p><text:s text:c="2"/>25 377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66" table:style-name="ce36">
            <text:p><text:s text:c="3"/>466</text:p>
          </table:table-cell>
          <table:table-cell office:value-type="float" office:value="537" table:style-name="ce36">
            <text:p><text:s text:c="3"/>537</text:p>
          </table:table-cell>
          <table:table-cell office:value-type="float" office:value="13896" table:style-name="ce36">
            <text:p><text:s text:c="2"/>13 8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899" table:style-name="ce36">
            <text:p><text:s text:c="2"/>14 89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7" table:style-name="ce37">
            <text:p><text:s text:c="2"/>1 1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7" table:style-name="ce37">
            <text:p><text:s text:c="2"/>1 12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6974" table:style-name="ce37">
            <text:p><text:s text:c="2"/>16 974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4" table:style-name="ce37">
            <text:p><text:s text:c="3"/>254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7" table:style-name="ce37">
            <text:p><text:s text:c="3"/>8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726" table:style-name="ce37">
            <text:p><text:s text:c="2"/>18 72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592" table:style-name="ce37">
            <text:p><text:s text:c="2"/>212 5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991" table:style-name="ce37">
            <text:p><text:s text:c="2"/>212 99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741" table:style-name="ce37">
            <text:p><text:s text:c="2"/>91 7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346" table:style-name="ce37">
            <text:p><text:s text:c="3"/>3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103" table:style-name="ce37">
            <text:p><text:s text:c="2"/>92 10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0" table:style-name="ce37">
            <text:p><text:s text:c="3"/>400</text:p>
          </table:table-cell>
          <table:table-cell office:value-type="float" office:value="17095" table:style-name="ce37">
            <text:p><text:s text:c="2"/>17 0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88" table:style-name="ce37">
            <text:p><text:s text:c="2"/>17 58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395" table:style-name="ce36">
            <text:p><text:s text:c="3"/>39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443" table:style-name="ce36">
            <text:p><text:s text:c="2"/>137 4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6" table:style-name="ce36">
            <text:p><text:s text:c="3"/>9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1" table:style-name="ce36">
            <text:p><text:s text:c="2"/>1 1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458" table:style-name="ce36">
            <text:p><text:s text:c="2"/>140 45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167" table:style-name="ce36">
            <text:p><text:s text:c="2"/>15 1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3" table:style-name="ce36">
            <text:p><text:s text:c="3"/>2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24" table:style-name="ce36">
            <text:p><text:s text:c="2"/>15 52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202" table:style-name="ce36">
            <text:p><text:s text:c="2"/>55 2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3" table:style-name="ce36">
            <text:p><text:s text:c="2"/>1 6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40" table:style-name="ce36">
            <text:p><text:s text:c="2"/>3 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992" table:style-name="ce36">
            <text:p><text:s text:c="2"/>59 99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29" table:style-name="ce36">
            <text:p><text:s text:c="2"/>4 7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75" table:style-name="ce36">
            <text:p><text:s text:c="2"/>4 77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81" table:style-name="ce36">
            <text:p><text:s text:c="2"/>18 7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48" table:style-name="ce36">
            <text:p><text:s text:c="2"/>3 5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39" table:style-name="ce36">
            <text:p><text:s text:c="2"/>22 33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1352" table:style-name="ce37">
            <text:p><text:s text:c="2"/>1 35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753" table:style-name="ce37">
            <text:p><text:s text:c="2"/>53 7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6" table:style-name="ce37">
            <text:p><text:s text:c="2"/>1 1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362" table:style-name="ce37">
            <text:p><text:s text:c="2"/>56 36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7" table:style-name="ce38">
            <text:p><text:s text:c="3"/>147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606" table:style-name="ce38">
            <text:p><text:s text:c="2"/>26 606</text:p>
          </table:table-cell>
          <table:table-cell office:value-type="float" office:value="386" table:style-name="ce38">
            <text:p><text:s text:c="3"/>386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84" table:style-name="ce38">
            <text:p><text:s text:c="2"/>5 4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692" table:style-name="ce38">
            <text:p><text:s text:c="2"/>32 69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916" table:style-name="ce37">
            <text:p><text:s text:c="2"/>26 916</text:p>
          </table:table-cell>
          <table:table-cell office:value-type="float" office:value="632" table:style-name="ce37">
            <text:p><text:s text:c="3"/>6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6" table:style-name="ce37">
            <text:p><text:s text:c="3"/>1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201" table:style-name="ce37">
            <text:p><text:s text:c="2"/>28 20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4" table:style-name="ce37">
            <text:p><text:s text:c="2"/>1 4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593" table:style-name="ce37">
            <text:p><text:s text:c="2"/>71 5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1" table:style-name="ce37">
            <text:p><text:s text:c="3"/>791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32" table:style-name="ce37">
            <text:p><text:s text:c="2"/>5 8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905" table:style-name="ce37">
            <text:p><text:s text:c="2"/>79 90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4813" table:style-name="ce37">
            <text:p><text:s text:c="2"/>14 8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286" table:style-name="ce37">
            <text:p><text:s text:c="2"/>15 2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494" table:style-name="ce36">
            <text:p><text:s text:c="3"/>494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15876" table:style-name="ce36">
            <text:p><text:s text:c="2"/>15 8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7" table:style-name="ce36">
            <text:p><text:s text:c="3"/>9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72" table:style-name="ce36">
            <text:p><text:s text:c="2"/>17 37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863" table:style-name="ce36">
            <text:p><text:s text:c="2"/>1 863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312" table:style-name="ce36">
            <text:p><text:s text:c="3"/>3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36394" table:style-name="ce36">
            <text:p><text:s text:c="2"/>36 394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3" table:style-name="ce36">
            <text:p><text:s text:c="2"/>1 5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488" table:style-name="ce36">
            <text:p><text:s text:c="2"/>41 4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0" table:style-name="ce36">
            <text:p><text:s text:c="2"/>1 4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710" table:style-name="ce36">
            <text:p><text:s text:c="2"/>34 7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627" table:style-name="ce36">
            <text:p><text:s text:c="2"/>36 6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6" table:style-name="ce36">
            <text:p><text:s text:c="2"/>1 456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99617" table:style-name="ce36">
            <text:p><text:s text:c="2"/>99 617</text:p>
          </table:table-cell>
          <table:table-cell office:value-type="float" office:value="341" table:style-name="ce36">
            <text:p><text:s text:c="3"/>3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699" table:style-name="ce36">
            <text:p><text:s text:c="3"/>69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126" table:style-name="ce36">
            <text:p><text:s text:c="2"/>27 1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207" table:style-name="ce36">
            <text:p><text:s text:c="2"/>130 20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2382" table:style-name="ce36">
            <text:p><text:s text:c="2"/>2 382</text:p>
          </table:table-cell>
          <table:table-cell office:value-type="float" office:value="75877" table:style-name="ce36">
            <text:p><text:s text:c="2"/>75 8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9" table:style-name="ce36">
            <text:p><text:s text:c="2"/>1 4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653" table:style-name="ce36">
            <text:p><text:s text:c="2"/>80 65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52" table:style-name="ce37">
            <text:p><text:s text:c="2"/>15 4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56" table:style-name="ce37">
            <text:p><text:s text:c="2"/>15 55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17" table:style-name="ce37">
            <text:p><text:s text:c="2"/>1 417</text:p>
          </table:table-cell>
          <table:table-cell office:value-type="float" office:value="519" table:style-name="ce37">
            <text:p><text:s text:c="3"/>51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690" table:style-name="ce37">
            <text:p><text:s text:c="2"/>9 69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83" table:style-name="ce37">
            <text:p><text:s text:c="2"/>11 68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640" table:style-name="ce37">
            <text:p><text:s text:c="2"/>18 640</text:p>
          </table:table-cell>
          <table:table-cell office:value-type="float" office:value="443" table:style-name="ce37">
            <text:p><text:s text:c="3"/>4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85" table:style-name="ce37">
            <text:p><text:s text:c="2"/>19 28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497" table:style-name="ce37">
            <text:p><text:s text:c="2"/>23 497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5" table:style-name="ce37">
            <text:p><text:s text:c="2"/>1 055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8" table:style-name="ce37">
            <text:p><text:s text:c="3"/>4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773" table:style-name="ce37">
            <text:p><text:s text:c="2"/>25 77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6" table:style-name="ce38">
            <text:p><text:s text:c="3"/>406</text:p>
          </table:table-cell>
          <table:table-cell office:value-type="float" office:value="64788" table:style-name="ce38">
            <text:p><text:s text:c="2"/>64 788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" table:style-name="ce38">
            <text:p><text:s text:c="3"/>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1" table:style-name="ce38">
            <text:p><text:s text:c="3"/>5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954" table:style-name="ce38">
            <text:p><text:s text:c="2"/>65 9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42802" table:style-name="ce36">
            <text:p><text:s text:c="2"/>42 8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627" table:style-name="ce36">
            <text:p><text:s text:c="2"/>43 6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532" table:style-name="ce36">
            <text:p><text:s text:c="2"/>31 53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011" table:style-name="ce36">
            <text:p><text:s text:c="2"/>32 0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289" table:style-name="ce36">
            <text:p><text:s text:c="2"/>38 2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296" table:style-name="ce36">
            <text:p><text:s text:c="2"/>38 2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67845" table:style-name="ce36">
            <text:p><text:s text:c="2"/>67 845</text:p>
          </table:table-cell>
          <table:table-cell office:value-type="float" office:value="612" table:style-name="ce36">
            <text:p><text:s text:c="3"/>6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613" table:style-name="ce36">
            <text:p><text:s text:c="2"/>69 6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5" table:style-name="ce36">
            <text:p><text:s text:c="3"/>285</text:p>
          </table:table-cell>
          <table:table-cell office:value-type="float" office:value="18955" table:style-name="ce36">
            <text:p><text:s text:c="2"/>18 9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4" table:style-name="ce36">
            <text:p><text:s text:c="3"/>3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6" table:style-name="ce36">
            <text:p><text:s text:c="3"/>8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32" table:style-name="ce36">
            <text:p><text:s text:c="2"/>20 93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832" table:style-name="ce37">
            <text:p><text:s text:c="2"/>15 8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832" table:style-name="ce37">
            <text:p><text:s text:c="2"/>15 83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616" table:style-name="ce37">
            <text:p><text:s text:c="2"/>104 6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616" table:style-name="ce37">
            <text:p><text:s text:c="2"/>104 61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93" table:style-name="ce37">
            <text:p><text:s text:c="2"/>10 3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93" table:style-name="ce37">
            <text:p><text:s text:c="2"/>10 39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432" table:style-name="ce37">
            <text:p><text:s text:c="2"/>19 4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432" table:style-name="ce37">
            <text:p><text:s text:c="2"/>19 43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8837" table:style-name="ce38">
            <text:p><text:s text:c="2"/>138 8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8837" table:style-name="ce38">
            <text:p><text:s text:c="2"/>138 8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4" table:style-name="ce36">
            <text:p><text:s text:c="2"/>2 6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680" table:style-name="ce36">
            <text:p><text:s text:c="2"/>157 6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46" table:style-name="ce36">
            <text:p><text:s text:c="2"/>3 446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08" table:style-name="ce36">
            <text:p><text:s text:c="2"/>2 7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775" table:style-name="ce36">
            <text:p><text:s text:c="2"/>166 7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54" table:style-name="ce36">
            <text:p><text:s text:c="2"/>23 554</text:p>
          </table:table-cell>
          <table:table-cell office:value-type="float" office:value="6081" table:style-name="ce36">
            <text:p><text:s text:c="2"/>6 08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445" table:style-name="ce36">
            <text:p><text:s text:c="2"/>47 445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5" table:style-name="ce36">
            <text:p><text:s text:c="3"/>675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425" table:style-name="ce36">
            <text:p><text:s text:c="2"/>78 42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30475" table:style-name="ce36">
            <text:p><text:s text:c="2"/>30 475</text:p>
          </table:table-cell>
          <table:table-cell office:value-type="float" office:value="1161" table:style-name="ce36">
            <text:p><text:s text:c="2"/>1 161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2902" table:style-name="ce36">
            <text:p><text:s text:c="2"/>2 902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0" table:style-name="ce36">
            <text:p><text:s text:c="2"/>1 49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504" table:style-name="ce36">
            <text:p><text:s text:c="2"/>37 5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230" table:style-name="ce36">
            <text:p><text:s text:c="2"/>49 23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684" table:style-name="ce36">
            <text:p><text:s text:c="2"/>50 6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42722" table:style-name="ce36">
            <text:p><text:s text:c="2"/>42 722</text:p>
          </table:table-cell>
          <table:table-cell office:value-type="float" office:value="2198" table:style-name="ce36">
            <text:p><text:s text:c="2"/>2 198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880" table:style-name="ce36">
            <text:p><text:s text:c="2"/>46 88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3" table:style-name="ce37">
            <text:p><text:s text:c="3"/>4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746" table:style-name="ce37">
            <text:p><text:s text:c="2"/>42 746</text:p>
          </table:table-cell>
          <table:table-cell office:value-type="float" office:value="1877" table:style-name="ce37">
            <text:p><text:s text:c="2"/>1 877</text:p>
          </table:table-cell>
          <table:table-cell office:value-type="float" office:value="156" table:style-name="ce37">
            <text:p><text:s text:c="3"/>156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744" table:style-name="ce37">
            <text:p><text:s text:c="3"/>744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748" table:style-name="ce37">
            <text:p><text:s text:c="2"/>46 74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2" table:style-name="ce38">
            <text:p><text:s text:c="3"/>232</text:p>
          </table:table-cell>
          <table:table-cell office:value-type="float" office:value="38273" table:style-name="ce38">
            <text:p><text:s text:c="2"/>38 273</text:p>
          </table:table-cell>
          <table:table-cell office:value-type="float" office:value="1184" table:style-name="ce38">
            <text:p><text:s text:c="2"/>1 184</text:p>
          </table:table-cell>
          <table:table-cell office:value-type="float" office:value="342" table:style-name="ce38">
            <text:p><text:s text:c="3"/>3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057" table:style-name="ce38">
            <text:p><text:s text:c="2"/>40 05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60" table:style-name="ce38">
            <text:p><text:s text:c="2"/>1 860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4" table:style-name="ce38">
            <text:p><text:s text:c="3"/>2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32" table:style-name="ce38">
            <text:p><text:s text:c="2"/>2 732</text:p>
          </table:table-cell>
          <table:table-cell office:value-type="float" office:value="22797" table:style-name="ce38">
            <text:p><text:s text:c="2"/>22 797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313" table:style-name="ce38">
            <text:p><text:s text:c="3"/>313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399" table:style-name="ce38">
            <text:p><text:s text:c="3"/>399</text:p>
          </table:table-cell>
          <table:table-cell office:value-type="float" office:value="275" table:style-name="ce38">
            <text:p><text:s text:c="3"/>275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709" table:style-name="ce38">
            <text:p><text:s text:c="2"/>29 70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1" table:style-name="ce37">
            <text:p><text:s text:c="3"/>471</text:p>
          </table:table-cell>
          <table:table-cell office:value-type="float" office:value="15747" table:style-name="ce37">
            <text:p><text:s text:c="2"/>15 747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357" table:style-name="ce37">
            <text:p><text:s text:c="3"/>3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813" table:style-name="ce37">
            <text:p><text:s text:c="2"/>16 81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" table:style-name="ce38">
            <text:p><text:s text:c="3"/>2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3" table:style-name="ce38">
            <text:p><text:s text:c="3"/>183</text:p>
          </table:table-cell>
          <table:table-cell office:value-type="float" office:value="1127" table:style-name="ce38">
            <text:p><text:s text:c="2"/>1 127</text:p>
          </table:table-cell>
          <table:table-cell office:value-type="float" office:value="828" table:style-name="ce38">
            <text:p><text:s text:c="3"/>828</text:p>
          </table:table-cell>
          <table:table-cell office:value-type="float" office:value="44059" table:style-name="ce38">
            <text:p><text:s text:c="2"/>44 059</text:p>
          </table:table-cell>
          <table:table-cell office:value-type="float" office:value="633" table:style-name="ce38">
            <text:p><text:s text:c="3"/>633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529" table:style-name="ce38">
            <text:p><text:s text:c="2"/>47 5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423" table:style-name="ce36">
            <text:p><text:s text:c="3"/>423</text:p>
          </table:table-cell>
          <table:table-cell office:value-type="float" office:value="69831" table:style-name="ce36">
            <text:p><text:s text:c="2"/>69 831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30" table:style-name="ce36">
            <text:p><text:s text:c="2"/>8 3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987" table:style-name="ce36">
            <text:p><text:s text:c="2"/>79 9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9361" table:style-name="ce36">
            <text:p><text:s text:c="2"/>29 3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109" table:style-name="ce36">
            <text:p><text:s text:c="2"/>30 1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409" table:style-name="ce36">
            <text:p><text:s text:c="3"/>409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753" table:style-name="ce36">
            <text:p><text:s text:c="2"/>79 753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637" table:style-name="ce36">
            <text:p><text:s text:c="3"/>637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313" table:style-name="ce36">
            <text:p><text:s text:c="3"/>3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639" table:style-name="ce36">
            <text:p><text:s text:c="3"/>6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4" table:style-name="ce36">
            <text:p><text:s text:c="3"/>564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791" table:style-name="ce36">
            <text:p><text:s text:c="2"/>84 79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0" table:style-name="ce36">
            <text:p><text:s text:c="3"/>8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38" table:style-name="ce36">
            <text:p><text:s text:c="2"/>11 338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99" table:style-name="ce36">
            <text:p><text:s text:c="2"/>12 59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9337" table:style-name="ce36">
            <text:p><text:s text:c="2"/>19 3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0" table:style-name="ce36">
            <text:p><text:s text:c="3"/>4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60" table:style-name="ce36">
            <text:p><text:s text:c="2"/>20 1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9" table:style-name="ce38">
            <text:p><text:s text:c="3"/>4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47191" table:style-name="ce38">
            <text:p><text:s text:c="2"/>47 1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3" table:style-name="ce38">
            <text:p><text:s text:c="3"/>263</text:p>
          </table:table-cell>
          <table:table-cell office:value-type="float" office:value="168" table:style-name="ce38">
            <text:p><text:s text:c="3"/>1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848" table:style-name="ce38">
            <text:p><text:s text:c="2"/>48 84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969" table:style-name="ce37">
            <text:p><text:s text:c="2"/>18 969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559" table:style-name="ce37">
            <text:p><text:s text:c="2"/>19 55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5" table:style-name="ce37">
            <text:p><text:s text:c="3"/>415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21464" table:style-name="ce37">
            <text:p><text:s text:c="2"/>121 464</text:p>
          </table:table-cell>
          <table:table-cell office:value-type="float" office:value="314" table:style-name="ce37">
            <text:p><text:s text:c="3"/>314</text:p>
          </table:table-cell>
          <table:table-cell office:value-type="float" office:value="3329" table:style-name="ce37">
            <text:p><text:s text:c="2"/>3 329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359" table:style-name="ce37">
            <text:p><text:s text:c="3"/>359</text:p>
          </table:table-cell>
          <table:table-cell office:value-type="float" office:value="515" table:style-name="ce37">
            <text:p><text:s text:c="3"/>5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941" table:style-name="ce37">
            <text:p><text:s text:c="2"/>126 94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3" table:style-name="ce37">
            <text:p><text:s text:c="3"/>8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516" table:style-name="ce37">
            <text:p><text:s text:c="3"/>516</text:p>
          </table:table-cell>
          <table:table-cell office:value-type="float" office:value="57302" table:style-name="ce37">
            <text:p><text:s text:c="2"/>57 302</text:p>
          </table:table-cell>
          <table:table-cell office:value-type="float" office:value="610" table:style-name="ce37">
            <text:p><text:s text:c="3"/>61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656" table:style-name="ce37">
            <text:p><text:s text:c="3"/>656</text:p>
          </table:table-cell>
          <table:table-cell office:value-type="float" office:value="248" table:style-name="ce37">
            <text:p><text:s text:c="3"/>2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504" table:style-name="ce37">
            <text:p><text:s text:c="2"/>60 50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12" table:style-name="ce37">
            <text:p><text:s text:c="2"/>6 812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73" table:style-name="ce37">
            <text:p><text:s text:c="2"/>6 97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9" table:style-name="ce36">
            <text:p><text:s text:c="3"/>469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3794" table:style-name="ce36">
            <text:p><text:s text:c="2"/>3 794</text:p>
          </table:table-cell>
          <table:table-cell office:value-type="float" office:value="600" table:style-name="ce36">
            <text:p><text:s text:c="3"/>600</text:p>
          </table:table-cell>
          <table:table-cell office:value-type="float" office:value="90330" table:style-name="ce36">
            <text:p><text:s text:c="2"/>90 330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575" table:style-name="ce36">
            <text:p><text:s text:c="3"/>575</text:p>
          </table:table-cell>
          <table:table-cell office:value-type="float" office:value="2036" table:style-name="ce36">
            <text:p><text:s text:c="2"/>2 036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595" table:style-name="ce36">
            <text:p><text:s text:c="2"/>1 595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974" table:style-name="ce36">
            <text:p><text:s text:c="3"/>974</text:p>
          </table:table-cell>
          <table:table-cell office:value-type="float" office:value="299" table:style-name="ce36">
            <text:p><text:s text:c="3"/>2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0" table:style-name="ce36">
            <text:p><text:s text:c="3"/>5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" table:style-name="ce36">
            <text:p><text:s text:c="3"/>3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449" table:style-name="ce36">
            <text:p><text:s text:c="2"/>103 4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30" table:style-name="ce36">
            <text:p><text:s text:c="2"/>7 83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82" table:style-name="ce36">
            <text:p><text:s text:c="2"/>7 98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22" table:style-name="ce36">
            <text:p><text:s text:c="2"/>23 722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5" table:style-name="ce36">
            <text:p><text:s text:c="2"/>1 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89" table:style-name="ce36">
            <text:p><text:s text:c="2"/>25 2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54482" table:style-name="ce36">
            <text:p><text:s text:c="2"/>54 482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314" table:style-name="ce36">
            <text:p><text:s text:c="2"/>55 31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9149" table:style-name="ce36">
            <text:p><text:s text:c="2"/>9 149</text:p>
          </table:table-cell>
          <table:table-cell office:value-type="float" office:value="328" table:style-name="ce36">
            <text:p><text:s text:c="3"/>328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8" table:style-name="ce36">
            <text:p><text:s text:c="3"/>3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94" table:style-name="ce36">
            <text:p><text:s text:c="2"/>10 89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1485" table:style-name="ce37">
            <text:p><text:s text:c="2"/>1 485</text:p>
          </table:table-cell>
          <table:table-cell office:value-type="float" office:value="53217" table:style-name="ce37">
            <text:p><text:s text:c="2"/>53 217</text:p>
          </table:table-cell>
          <table:table-cell office:value-type="float" office:value="1261" table:style-name="ce37">
            <text:p><text:s text:c="2"/>1 261</text:p>
          </table:table-cell>
          <table:table-cell office:value-type="float" office:value="999" table:style-name="ce37">
            <text:p><text:s text:c="3"/>999</text:p>
          </table:table-cell>
          <table:table-cell office:value-type="float" office:value="1723" table:style-name="ce37">
            <text:p><text:s text:c="2"/>1 723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302" table:style-name="ce37">
            <text:p><text:s text:c="3"/>3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515" table:style-name="ce37">
            <text:p><text:s text:c="2"/>60 51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1" table:style-name="ce38">
            <text:p><text:s text:c="3"/>351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839" table:style-name="ce38">
            <text:p><text:s text:c="3"/>839</text:p>
          </table:table-cell>
          <table:table-cell office:value-type="float" office:value="18363" table:style-name="ce38">
            <text:p><text:s text:c="2"/>18 363</text:p>
          </table:table-cell>
          <table:table-cell office:value-type="float" office:value="401" table:style-name="ce38">
            <text:p><text:s text:c="3"/>4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5" table:style-name="ce38">
            <text:p><text:s text:c="3"/>145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8" table:style-name="ce38">
            <text:p><text:s text:c="3"/>5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251" table:style-name="ce38">
            <text:p><text:s text:c="2"/>21 2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261" table:style-name="ce38">
            <text:p><text:s text:c="3"/>261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31507" table:style-name="ce38">
            <text:p><text:s text:c="2"/>31 507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405" table:style-name="ce38">
            <text:p><text:s text:c="3"/>4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3" table:style-name="ce38">
            <text:p><text:s text:c="3"/>1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821" table:style-name="ce38">
            <text:p><text:s text:c="2"/>32 82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207" table:style-name="ce37">
            <text:p><text:s text:c="3"/>207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92" table:style-name="ce37">
            <text:p><text:s text:c="2"/>21 292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61" table:style-name="ce37">
            <text:p><text:s text:c="2"/>22 16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9" table:style-name="ce38">
            <text:p><text:s text:c="3"/>359</text:p>
          </table:table-cell>
          <table:table-cell office:value-type="float" office:value="637" table:style-name="ce38">
            <text:p><text:s text:c="3"/>637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64" table:style-name="ce38">
            <text:p><text:s text:c="3"/>164</text:p>
          </table:table-cell>
          <table:table-cell office:value-type="float" office:value="139" table:style-name="ce38">
            <text:p><text:s text:c="3"/>139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821" table:style-name="ce38">
            <text:p><text:s text:c="3"/>821</text:p>
          </table:table-cell>
          <table:table-cell office:value-type="float" office:value="164" table:style-name="ce38">
            <text:p><text:s text:c="3"/>164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278" table:style-name="ce38">
            <text:p><text:s text:c="3"/>278</text:p>
          </table:table-cell>
          <table:table-cell office:value-type="float" office:value="1135" table:style-name="ce38">
            <text:p><text:s text:c="2"/>1 135</text:p>
          </table:table-cell>
          <table:table-cell office:value-type="float" office:value="2724" table:style-name="ce38">
            <text:p><text:s text:c="2"/>2 724</text:p>
          </table:table-cell>
          <table:table-cell office:value-type="float" office:value="1569" table:style-name="ce38">
            <text:p><text:s text:c="2"/>1 569</text:p>
          </table:table-cell>
          <table:table-cell office:value-type="float" office:value="66259" table:style-name="ce38">
            <text:p><text:s text:c="2"/>66 259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2488" table:style-name="ce38">
            <text:p><text:s text:c="2"/>2 488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534" table:style-name="ce38">
            <text:p><text:s text:c="3"/>534</text:p>
          </table:table-cell>
          <table:table-cell office:value-type="float" office:value="741" table:style-name="ce38">
            <text:p><text:s text:c="3"/>741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3" table:style-name="ce38">
            <text:p><text:s text:c="3"/>4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9" table:style-name="ce38">
            <text:p><text:s text:c="3"/>2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189" table:style-name="ce38">
            <text:p><text:s text:c="2"/>80 1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459" table:style-name="ce36">
            <text:p><text:s text:c="2"/>131 45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469" table:style-name="ce36">
            <text:p><text:s text:c="2"/>131 46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269" table:style-name="ce36">
            <text:p><text:s text:c="3"/>269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50010" table:style-name="ce36">
            <text:p><text:s text:c="2"/>50 010</text:p>
          </table:table-cell>
          <table:table-cell office:value-type="float" office:value="894" table:style-name="ce36">
            <text:p><text:s text:c="3"/>8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059" table:style-name="ce36">
            <text:p><text:s text:c="2"/>52 05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6" table:style-name="ce36">
            <text:p><text:s text:c="2"/>1 126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475" table:style-name="ce36">
            <text:p><text:s text:c="3"/>475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299" table:style-name="ce36">
            <text:p><text:s text:c="3"/>299</text:p>
          </table:table-cell>
          <table:table-cell office:value-type="float" office:value="601" table:style-name="ce36">
            <text:p><text:s text:c="3"/>601</text:p>
          </table:table-cell>
          <table:table-cell office:value-type="float" office:value="913" table:style-name="ce36">
            <text:p><text:s text:c="3"/>913</text:p>
          </table:table-cell>
          <table:table-cell office:value-type="float" office:value="94038" table:style-name="ce36">
            <text:p><text:s text:c="2"/>94 038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2" table:style-name="ce36">
            <text:p><text:s text:c="2"/>2 3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412" table:style-name="ce36">
            <text:p><text:s text:c="2"/>101 4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394" table:style-name="ce36">
            <text:p><text:s text:c="3"/>394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508" table:style-name="ce36">
            <text:p><text:s text:c="3"/>508</text:p>
          </table:table-cell>
          <table:table-cell office:value-type="float" office:value="596" table:style-name="ce36">
            <text:p><text:s text:c="3"/>596</text:p>
          </table:table-cell>
          <table:table-cell office:value-type="float" office:value="37943" table:style-name="ce36">
            <text:p><text:s text:c="2"/>37 943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271" table:style-name="ce36">
            <text:p><text:s text:c="2"/>40 2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3" table:style-name="ce36">
            <text:p><text:s text:c="3"/>31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6958" table:style-name="ce36">
            <text:p><text:s text:c="2"/>36 958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9" table:style-name="ce36">
            <text:p><text:s text:c="2"/>1 0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085" table:style-name="ce36">
            <text:p><text:s text:c="2"/>39 08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236" table:style-name="ce37">
            <text:p><text:s text:c="3"/>2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547" table:style-name="ce37">
            <text:p><text:s text:c="3"/>547</text:p>
          </table:table-cell>
          <table:table-cell office:value-type="float" office:value="1813" table:style-name="ce37">
            <text:p><text:s text:c="2"/>1 813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59" table:style-name="ce37">
            <text:p><text:s text:c="3"/>159</text:p>
          </table:table-cell>
          <table:table-cell office:value-type="float" office:value="390" table:style-name="ce37">
            <text:p><text:s text:c="3"/>3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33042" table:style-name="ce37">
            <text:p><text:s text:c="2"/>33 042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508" table:style-name="ce37">
            <text:p><text:s text:c="2"/>38 50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734" table:style-name="ce38">
            <text:p><text:s text:c="3"/>734</text:p>
          </table:table-cell>
          <table:table-cell office:value-type="float" office:value="1087" table:style-name="ce38">
            <text:p><text:s text:c="2"/>1 0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41" table:style-name="ce38">
            <text:p><text:s text:c="3"/>341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77375" table:style-name="ce38">
            <text:p><text:s text:c="2"/>77 3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6" table:style-name="ce38">
            <text:p><text:s text:c="2"/>5 7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72" table:style-name="ce38">
            <text:p><text:s text:c="2"/>2 4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8405" table:style-name="ce38">
            <text:p><text:s text:c="2"/>88 40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8037" table:style-name="ce38">
            <text:p><text:s text:c="2"/>318 0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4" table:style-name="ce38">
            <text:p><text:s text:c="3"/>5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8541" table:style-name="ce38">
            <text:p><text:s text:c="2"/>318 54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409" table:style-name="ce37">
            <text:p><text:s text:c="2"/>81 4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60" table:style-name="ce37">
            <text:p><text:s text:c="2"/>6 3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769" table:style-name="ce37">
            <text:p><text:s text:c="2"/>87 76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32" table:style-name="ce38">
            <text:p><text:s text:c="3"/>532</text:p>
          </table:table-cell>
          <table:table-cell office:value-type="float" office:value="943" table:style-name="ce38">
            <text:p><text:s text:c="3"/>943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0465" table:style-name="ce38">
            <text:p><text:s text:c="2"/>320 4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2015" table:style-name="ce38">
            <text:p><text:s text:c="2"/>322 0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61" table:style-name="ce36">
            <text:p><text:s text:c="2"/>9 9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112" table:style-name="ce36">
            <text:p><text:s text:c="2"/>91 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082" table:style-name="ce36">
            <text:p><text:s text:c="2"/>101 0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800" table:style-name="ce36">
            <text:p><text:s text:c="2"/>1 800</text:p>
          </table:table-cell>
          <table:table-cell office:value-type="float" office:value="3253" table:style-name="ce36">
            <text:p><text:s text:c="2"/>3 253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289" table:style-name="ce36">
            <text:p><text:s text:c="2"/>137 2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584" table:style-name="ce36">
            <text:p><text:s text:c="2"/>142 5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2" table:style-name="ce36">
            <text:p><text:s text:c="2"/>1 962</text:p>
          </table:table-cell>
          <table:table-cell office:value-type="float" office:value="564" table:style-name="ce36">
            <text:p><text:s text:c="3"/>5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555" table:style-name="ce36">
            <text:p><text:s text:c="2"/>171 555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530" table:style-name="ce36">
            <text:p><text:s text:c="2"/>174 53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5" table:style-name="ce36">
            <text:p><text:s text:c="2"/>1 095</text:p>
          </table:table-cell>
          <table:table-cell office:value-type="float" office:value="360" table:style-name="ce36">
            <text:p><text:s text:c="3"/>360</text:p>
          </table:table-cell>
          <table:table-cell office:value-type="float" office:value="6703" table:style-name="ce36">
            <text:p><text:s text:c="2"/>6 703</text:p>
          </table:table-cell>
          <table:table-cell office:value-type="float" office:value="710" table:style-name="ce36">
            <text:p><text:s text:c="3"/>71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275" table:style-name="ce36">
            <text:p><text:s text:c="3"/>275</text:p>
          </table:table-cell>
          <table:table-cell office:value-type="float" office:value="449" table:style-name="ce36">
            <text:p><text:s text:c="3"/>449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665" table:style-name="ce36">
            <text:p><text:s text:c="3"/>665</text:p>
          </table:table-cell>
          <table:table-cell office:value-type="float" office:value="781" table:style-name="ce36">
            <text:p><text:s text:c="3"/>781</text:p>
          </table:table-cell>
          <table:table-cell office:value-type="float" office:value="285" table:style-name="ce36">
            <text:p><text:s text:c="3"/>285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622" table:style-name="ce36">
            <text:p><text:s text:c="3"/>622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359" table:style-name="ce36">
            <text:p><text:s text:c="3"/>359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419" table:style-name="ce36">
            <text:p><text:s text:c="3"/>419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910" table:style-name="ce36">
            <text:p><text:s text:c="3"/>9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322" table:style-name="ce36">
            <text:p><text:s text:c="3"/>322</text:p>
          </table:table-cell>
          <table:table-cell office:value-type="float" office:value="348" table:style-name="ce36">
            <text:p><text:s text:c="3"/>3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028622" table:style-name="ce36">
            <text:p><text:s/>1 028 622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601" table:style-name="ce36">
            <text:p><text:s text:c="3"/>601</text:p>
          </table:table-cell>
          <table:table-cell office:value-type="float" office:value="1062" table:style-name="ce36">
            <text:p><text:s text:c="2"/>1 0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9731" table:style-name="ce36">
            <text:p><text:s/>1 049 7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3" table:style-name="ce36">
            <text:p><text:s text:c="2"/>1 543</text:p>
          </table:table-cell>
          <table:table-cell office:value-type="float" office:value="279239" table:style-name="ce36">
            <text:p><text:s text:c="2"/>279 2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1021" table:style-name="ce36">
            <text:p><text:s text:c="2"/>281 02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466" table:style-name="ce37">
            <text:p><text:s text:c="2"/>100 4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53" table:style-name="ce37">
            <text:p><text:s text:c="2"/>2 5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019" table:style-name="ce37">
            <text:p><text:s text:c="2"/>103 01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54" table:style-name="ce38">
            <text:p><text:s text:c="2"/>1 454</text:p>
          </table:table-cell>
          <table:table-cell office:value-type="float" office:value="22533" table:style-name="ce38">
            <text:p><text:s text:c="2"/>22 5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67" table:style-name="ce38">
            <text:p><text:s text:c="2"/>2 5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597" table:style-name="ce38">
            <text:p><text:s text:c="2"/>26 59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296" table:style-name="ce38">
            <text:p><text:s text:c="2"/>44 2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298" table:style-name="ce38">
            <text:p><text:s text:c="2"/>44 29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0" table:style-name="ce37">
            <text:p><text:s text:c="3"/>550</text:p>
          </table:table-cell>
          <table:table-cell office:value-type="float" office:value="1509" table:style-name="ce37">
            <text:p><text:s text:c="2"/>1 509</text:p>
          </table:table-cell>
          <table:table-cell office:value-type="float" office:value="1835" table:style-name="ce37">
            <text:p><text:s text:c="2"/>1 8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473" table:style-name="ce37">
            <text:p><text:s text:c="2"/>110 4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10" table:style-name="ce37">
            <text:p><text:s text:c="2"/>4 0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377" table:style-name="ce37">
            <text:p><text:s text:c="2"/>118 37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465" table:style-name="ce38">
            <text:p><text:s text:c="2"/>24 4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465" table:style-name="ce38">
            <text:p><text:s text:c="2"/>24 4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438" table:style-name="ce36">
            <text:p><text:s text:c="2"/>27 4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8" table:style-name="ce36">
            <text:p><text:s text:c="3"/>70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337" table:style-name="ce36">
            <text:p><text:s text:c="2"/>28 3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01" table:style-name="ce36">
            <text:p><text:s text:c="2"/>3 0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5025" table:style-name="ce36">
            <text:p><text:s text:c="2"/>275 0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2" table:style-name="ce36">
            <text:p><text:s text:c="3"/>5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640" table:style-name="ce36">
            <text:p><text:s text:c="2"/>278 6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39" table:style-name="ce36">
            <text:p><text:s text:c="2"/>16 6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1" table:style-name="ce36">
            <text:p><text:s text:c="3"/>4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30" table:style-name="ce36">
            <text:p><text:s text:c="2"/>17 13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51" table:style-name="ce36">
            <text:p><text:s text:c="2"/>43 7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77" table:style-name="ce36">
            <text:p><text:s text:c="2"/>43 77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776" table:style-name="ce36">
            <text:p><text:s text:c="2"/>165 7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830" table:style-name="ce36">
            <text:p><text:s text:c="2"/>165 83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8" table:style-name="ce37">
            <text:p><text:s text:c="3"/>7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118" table:style-name="ce37">
            <text:p><text:s text:c="2"/>164 118</text:p>
          </table:table-cell>
          <table:table-cell office:value-type="float" office:value="1281" table:style-name="ce37">
            <text:p><text:s text:c="2"/>1 2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55" table:style-name="ce37">
            <text:p><text:s text:c="2"/>1 6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908" table:style-name="ce37">
            <text:p><text:s text:c="2"/>167 90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4562" table:style-name="ce38">
            <text:p><text:s text:c="2"/>634 5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4862" table:style-name="ce38">
            <text:p><text:s text:c="2"/>634 86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543" table:style-name="ce38">
            <text:p><text:s text:c="3"/>54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3" table:style-name="ce38">
            <text:p><text:s text:c="3"/>183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899" table:style-name="ce38">
            <text:p><text:s text:c="3"/>899</text:p>
          </table:table-cell>
          <table:table-cell office:value-type="float" office:value="383" table:style-name="ce38">
            <text:p><text:s text:c="3"/>38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42" table:style-name="ce38">
            <text:p><text:s text:c="3"/>442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882" table:style-name="ce38">
            <text:p><text:s text:c="3"/>882</text:p>
          </table:table-cell>
          <table:table-cell office:value-type="float" office:value="1999" table:style-name="ce38">
            <text:p><text:s text:c="2"/>1 999</text:p>
          </table:table-cell>
          <table:table-cell office:value-type="float" office:value="1239" table:style-name="ce38">
            <text:p><text:s text:c="2"/>1 239</text:p>
          </table:table-cell>
          <table:table-cell office:value-type="float" office:value="290" table:style-name="ce38">
            <text:p><text:s text:c="3"/>290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3023" table:style-name="ce38">
            <text:p><text:s text:c="2"/>3 023</text:p>
          </table:table-cell>
          <table:table-cell office:value-type="float" office:value="1447" table:style-name="ce38">
            <text:p><text:s text:c="2"/>1 447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442" table:style-name="ce38">
            <text:p><text:s text:c="3"/>442</text:p>
          </table:table-cell>
          <table:table-cell office:value-type="float" office:value="2336" table:style-name="ce38">
            <text:p><text:s text:c="2"/>2 336</text:p>
          </table:table-cell>
          <table:table-cell office:value-type="float" office:value="1406" table:style-name="ce38">
            <text:p><text:s text:c="2"/>1 406</text:p>
          </table:table-cell>
          <table:table-cell office:value-type="float" office:value="2534" table:style-name="ce38">
            <text:p><text:s text:c="2"/>2 534</text:p>
          </table:table-cell>
          <table:table-cell office:value-type="float" office:value="2982" table:style-name="ce38">
            <text:p><text:s text:c="2"/>2 982</text:p>
          </table:table-cell>
          <table:table-cell office:value-type="float" office:value="1058" table:style-name="ce38">
            <text:p><text:s text:c="2"/>1 058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1225" table:style-name="ce38">
            <text:p><text:s text:c="2"/>1 225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922" table:style-name="ce38">
            <text:p><text:s text:c="3"/>92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328" table:style-name="ce38">
            <text:p><text:s text:c="3"/>328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4791" table:style-name="ce38">
            <text:p><text:s text:c="2"/>4 791</text:p>
          </table:table-cell>
          <table:table-cell office:value-type="float" office:value="540" table:style-name="ce38">
            <text:p><text:s text:c="3"/>540</text:p>
          </table:table-cell>
          <table:table-cell office:value-type="float" office:value="1928" table:style-name="ce38">
            <text:p><text:s text:c="2"/>1 92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2631" table:style-name="ce38">
            <text:p><text:s text:c="2"/>2 631</text:p>
          </table:table-cell>
          <table:table-cell office:value-type="float" office:value="1898" table:style-name="ce38">
            <text:p><text:s text:c="2"/>1 898</text:p>
          </table:table-cell>
          <table:table-cell office:value-type="float" office:value="497" table:style-name="ce38">
            <text:p><text:s text:c="3"/>497</text:p>
          </table:table-cell>
          <table:table-cell office:value-type="float" office:value="511" table:style-name="ce38">
            <text:p><text:s text:c="3"/>511</text:p>
          </table:table-cell>
          <table:table-cell office:value-type="float" office:value="984" table:style-name="ce38">
            <text:p><text:s text:c="3"/>984</text:p>
          </table:table-cell>
          <table:table-cell office:value-type="float" office:value="225" table:style-name="ce38">
            <text:p><text:s text:c="3"/>225</text:p>
          </table:table-cell>
          <table:table-cell office:value-type="float" office:value="1200" table:style-name="ce38">
            <text:p><text:s text:c="2"/>1 200</text:p>
          </table:table-cell>
          <table:table-cell office:value-type="float" office:value="273" table:style-name="ce38">
            <text:p><text:s text:c="3"/>273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402" table:style-name="ce38">
            <text:p><text:s text:c="3"/>402</text:p>
          </table:table-cell>
          <table:table-cell office:value-type="float" office:value="11022" table:style-name="ce38">
            <text:p><text:s text:c="2"/>11 022</text:p>
          </table:table-cell>
          <table:table-cell office:value-type="float" office:value="179547" table:style-name="ce38">
            <text:p><text:s text:c="2"/>179 547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729" table:style-name="ce38">
            <text:p><text:s text:c="3"/>729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2123" table:style-name="ce38">
            <text:p><text:s text:c="2"/>2 123</text:p>
          </table:table-cell>
          <table:table-cell office:value-type="float" office:value="1336" table:style-name="ce38">
            <text:p><text:s text:c="2"/>1 336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2239" table:style-name="ce38">
            <text:p><text:s text:c="2"/>2 239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378" table:style-name="ce38">
            <text:p><text:s text:c="3"/>37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64" table:style-name="ce38">
            <text:p><text:s text:c="3"/>364</text:p>
          </table:table-cell>
          <table:table-cell office:value-type="float" office:value="262" table:style-name="ce38">
            <text:p><text:s text:c="3"/>262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0633" table:style-name="ce38">
            <text:p><text:s text:c="2"/>240 63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0205" table:style-name="ce37">
            <text:p><text:s text:c="2"/>460 2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0205" table:style-name="ce37">
            <text:p><text:s text:c="2"/>460 205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72" table:style-name="ce38">
            <text:p><text:s text:c="2"/>1 2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8284" table:style-name="ce38">
            <text:p><text:s text:c="2"/>228 2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37" table:style-name="ce38">
            <text:p><text:s text:c="2"/>4 937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4608" table:style-name="ce38">
            <text:p><text:s text:c="2"/>234 60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8" table:style-name="ce36">
            <text:p><text:s text:c="3"/>658</text:p>
          </table:table-cell>
          <table:table-cell office:value-type="float" office:value="1018" table:style-name="ce36">
            <text:p><text:s text:c="2"/>1 018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1227" table:style-name="ce36">
            <text:p><text:s text:c="2"/>1 227</text:p>
          </table:table-cell>
          <table:table-cell office:value-type="float" office:value="502" table:style-name="ce36">
            <text:p><text:s text:c="3"/>502</text:p>
          </table:table-cell>
          <table:table-cell office:value-type="float" office:value="587" table:style-name="ce36">
            <text:p><text:s text:c="3"/>587</text:p>
          </table:table-cell>
          <table:table-cell office:value-type="float" office:value="296" table:style-name="ce36">
            <text:p><text:s text:c="3"/>296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976" table:style-name="ce36">
            <text:p><text:s text:c="3"/>976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798" table:style-name="ce36">
            <text:p><text:s text:c="3"/>798</text:p>
          </table:table-cell>
          <table:table-cell office:value-type="float" office:value="1294" table:style-name="ce36">
            <text:p><text:s text:c="2"/>1 294</text:p>
          </table:table-cell>
          <table:table-cell office:value-type="float" office:value="918" table:style-name="ce36">
            <text:p><text:s text:c="3"/>918</text:p>
          </table:table-cell>
          <table:table-cell office:value-type="float" office:value="1838" table:style-name="ce36">
            <text:p><text:s text:c="2"/>1 838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1679" table:style-name="ce36">
            <text:p><text:s text:c="2"/>1 679</text:p>
          </table:table-cell>
          <table:table-cell office:value-type="float" office:value="156" table:style-name="ce36">
            <text:p><text:s text:c="3"/>1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64" table:style-name="ce36">
            <text:p><text:s text:c="2"/>5 0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45" table:style-name="ce36">
            <text:p><text:s text:c="2"/>10 145</text:p>
          </table:table-cell>
          <table:table-cell office:value-type="float" office:value="13655" table:style-name="ce36">
            <text:p><text:s text:c="2"/>13 655</text:p>
          </table:table-cell>
          <table:table-cell office:value-type="float" office:value="725" table:style-name="ce36">
            <text:p><text:s text:c="3"/>725</text:p>
          </table:table-cell>
          <table:table-cell office:value-type="float" office:value="1461" table:style-name="ce36">
            <text:p><text:s text:c="2"/>1 461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907" table:style-name="ce36">
            <text:p><text:s text:c="2"/>47 90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366" table:style-name="ce36">
            <text:p><text:s text:c="2"/>56 3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7" table:style-name="ce36">
            <text:p><text:s text:c="2"/>2 247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726" table:style-name="ce36">
            <text:p><text:s text:c="2"/>58 726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13006" table:style-name="ce36">
            <text:p><text:s text:c="2"/>13 0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644" table:style-name="ce36">
            <text:p><text:s text:c="2"/>104 6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51" table:style-name="ce36">
            <text:p><text:s text:c="2"/>7 651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2" table:style-name="ce36">
            <text:p><text:s text:c="2"/>2 8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486" table:style-name="ce36">
            <text:p><text:s text:c="2"/>128 48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6" table:style-name="ce36">
            <text:p><text:s text:c="2"/>1 196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2637" table:style-name="ce36">
            <text:p><text:s text:c="2"/>2 6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8" table:style-name="ce36">
            <text:p><text:s text:c="3"/>6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8" table:style-name="ce36">
            <text:p><text:s text:c="3"/>6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287" table:style-name="ce36">
            <text:p><text:s text:c="2"/>43 2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826" table:style-name="ce36">
            <text:p><text:s text:c="2"/>48 82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986" table:style-name="ce36">
            <text:p><text:s text:c="2"/>112 9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986" table:style-name="ce36">
            <text:p><text:s text:c="2"/>112 98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286" table:style-name="ce37">
            <text:p><text:s text:c="2"/>147 2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6" table:style-name="ce37">
            <text:p><text:s text:c="3"/>836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627" table:style-name="ce37">
            <text:p><text:s text:c="2"/>148 62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995" table:style-name="ce38">
            <text:p><text:s text:c="2"/>42 9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995" table:style-name="ce38">
            <text:p><text:s text:c="2"/>42 99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0204" table:style-name="ce38">
            <text:p><text:s text:c="2"/>790 2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0204" table:style-name="ce38">
            <text:p><text:s text:c="2"/>790 20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63" table:style-name="ce37">
            <text:p><text:s text:c="2"/>13 8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63" table:style-name="ce37">
            <text:p><text:s text:c="2"/>13 863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5689" table:style-name="ce38">
            <text:p><text:s text:c="2"/>335 6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5689" table:style-name="ce38">
            <text:p><text:s text:c="2"/>335 68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61" table:style-name="ce36">
            <text:p><text:s text:c="2"/>4 061</text:p>
          </table:table-cell>
          <table:table-cell office:value-type="float" office:value="923" table:style-name="ce36">
            <text:p><text:s text:c="3"/>923</text:p>
          </table:table-cell>
          <table:table-cell office:value-type="float" office:value="142078" table:style-name="ce36">
            <text:p><text:s text:c="2"/>142 0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062" table:style-name="ce36">
            <text:p><text:s text:c="2"/>147 06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509" table:style-name="ce36">
            <text:p><text:s text:c="2"/>198 5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509" table:style-name="ce36">
            <text:p><text:s text:c="2"/>198 509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8" table:style-name="ce36">
            <text:p><text:s text:c="3"/>768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45" table:style-name="ce36">
            <text:p><text:s text:c="2"/>2 745</text:p>
          </table:table-cell>
          <table:table-cell office:value-type="float" office:value="302486" table:style-name="ce36">
            <text:p><text:s text:c="2"/>302 4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6120" table:style-name="ce36">
            <text:p><text:s text:c="2"/>306 12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0" table:style-name="ce36">
            <text:p><text:s text:c="2"/>1 3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4" table:style-name="ce36">
            <text:p><text:s text:c="3"/>96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54" table:style-name="ce36">
            <text:p><text:s text:c="2"/>37 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492" table:style-name="ce36">
            <text:p><text:s text:c="2"/>39 49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964" table:style-name="ce36">
            <text:p><text:s text:c="2"/>88 9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964" table:style-name="ce36">
            <text:p><text:s text:c="2"/>88 96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01" table:style-name="ce38">
            <text:p><text:s text:c="3"/>7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62" table:style-name="ce38">
            <text:p><text:s text:c="2"/>5 9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459" table:style-name="ce38">
            <text:p><text:s text:c="2"/>24 4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161" table:style-name="ce38">
            <text:p><text:s text:c="2"/>31 16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6" table:style-name="ce38">
            <text:p><text:s text:c="3"/>4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238" table:style-name="ce38">
            <text:p><text:s text:c="2"/>57 2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14" table:style-name="ce38">
            <text:p><text:s text:c="2"/>57 714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451" table:style-name="ce38">
            <text:p><text:s text:c="2"/>74 451</text:p>
          </table:table-cell>
          <table:table-cell office:value-type="float" office:value="74451" table:style-name="ce38">
            <text:p><text:s text:c="2"/>74 451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398037" table:style-name="ce39">
            <text:p><text:s text:c="2"/>398 037</text:p>
          </table:table-cell>
          <table:table-cell office:value-type="float" office:value="151959" table:style-name="ce39">
            <text:p><text:s text:c="2"/>151 959</text:p>
          </table:table-cell>
          <table:table-cell office:value-type="float" office:value="37870" table:style-name="ce39">
            <text:p><text:s text:c="2"/>37 870</text:p>
          </table:table-cell>
          <table:table-cell office:value-type="float" office:value="20011" table:style-name="ce39">
            <text:p><text:s text:c="2"/>20 011</text:p>
          </table:table-cell>
          <table:table-cell office:value-type="float" office:value="225938" table:style-name="ce39">
            <text:p><text:s text:c="2"/>225 938</text:p>
          </table:table-cell>
          <table:table-cell office:value-type="float" office:value="92326" table:style-name="ce39">
            <text:p><text:s text:c="2"/>92 326</text:p>
          </table:table-cell>
          <table:table-cell office:value-type="float" office:value="18273" table:style-name="ce39">
            <text:p><text:s text:c="2"/>18 273</text:p>
          </table:table-cell>
          <table:table-cell office:value-type="float" office:value="292406" table:style-name="ce39">
            <text:p><text:s text:c="2"/>292 406</text:p>
          </table:table-cell>
          <table:table-cell office:value-type="float" office:value="51555" table:style-name="ce39">
            <text:p><text:s text:c="2"/>51 555</text:p>
          </table:table-cell>
          <table:table-cell office:value-type="float" office:value="324943" table:style-name="ce39">
            <text:p><text:s text:c="2"/>324 943</text:p>
          </table:table-cell>
          <table:table-cell office:value-type="float" office:value="78544" table:style-name="ce39">
            <text:p><text:s text:c="2"/>78 544</text:p>
          </table:table-cell>
          <table:table-cell office:value-type="float" office:value="15694" table:style-name="ce39">
            <text:p><text:s text:c="2"/>15 694</text:p>
          </table:table-cell>
          <table:table-cell office:value-type="float" office:value="54793" table:style-name="ce39">
            <text:p><text:s text:c="2"/>54 793</text:p>
          </table:table-cell>
          <table:table-cell office:value-type="float" office:value="66432" table:style-name="ce39">
            <text:p><text:s text:c="2"/>66 432</text:p>
          </table:table-cell>
          <table:table-cell office:value-type="float" office:value="43848" table:style-name="ce39">
            <text:p><text:s text:c="2"/>43 848</text:p>
          </table:table-cell>
          <table:table-cell office:value-type="float" office:value="32687" table:style-name="ce39">
            <text:p><text:s text:c="2"/>32 687</text:p>
          </table:table-cell>
          <table:table-cell office:value-type="float" office:value="109595" table:style-name="ce39">
            <text:p><text:s text:c="2"/>109 595</text:p>
          </table:table-cell>
          <table:table-cell office:value-type="float" office:value="21333" table:style-name="ce39">
            <text:p><text:s text:c="2"/>21 333</text:p>
          </table:table-cell>
          <table:table-cell office:value-type="float" office:value="447501" table:style-name="ce39">
            <text:p><text:s text:c="2"/>447 501</text:p>
          </table:table-cell>
          <table:table-cell office:value-type="float" office:value="54637" table:style-name="ce39">
            <text:p><text:s text:c="2"/>54 637</text:p>
          </table:table-cell>
          <table:table-cell office:value-type="float" office:value="179506" table:style-name="ce39">
            <text:p><text:s text:c="2"/>179 506</text:p>
          </table:table-cell>
          <table:table-cell office:value-type="float" office:value="88308" table:style-name="ce39">
            <text:p><text:s text:c="2"/>88 308</text:p>
          </table:table-cell>
          <table:table-cell office:value-type="float" office:value="50176" table:style-name="ce39">
            <text:p><text:s text:c="2"/>50 176</text:p>
          </table:table-cell>
          <table:table-cell office:value-type="float" office:value="76244" table:style-name="ce39">
            <text:p><text:s text:c="2"/>76 244</text:p>
          </table:table-cell>
          <table:table-cell office:value-type="float" office:value="121217" table:style-name="ce39">
            <text:p><text:s text:c="2"/>121 217</text:p>
          </table:table-cell>
          <table:table-cell office:value-type="float" office:value="83888" table:style-name="ce39">
            <text:p><text:s text:c="2"/>83 888</text:p>
          </table:table-cell>
          <table:table-cell office:value-type="float" office:value="150065" table:style-name="ce39">
            <text:p><text:s text:c="2"/>150 065</text:p>
          </table:table-cell>
          <table:table-cell office:value-type="float" office:value="73148" table:style-name="ce39">
            <text:p><text:s text:c="2"/>73 148</text:p>
          </table:table-cell>
          <table:table-cell office:value-type="float" office:value="101954" table:style-name="ce39">
            <text:p><text:s text:c="2"/>101 954</text:p>
          </table:table-cell>
          <table:table-cell office:value-type="float" office:value="103544" table:style-name="ce39">
            <text:p><text:s text:c="2"/>103 544</text:p>
          </table:table-cell>
          <table:table-cell office:value-type="float" office:value="79945" table:style-name="ce39">
            <text:p><text:s text:c="2"/>79 945</text:p>
          </table:table-cell>
          <table:table-cell office:value-type="float" office:value="129313" table:style-name="ce39">
            <text:p><text:s text:c="2"/>129 313</text:p>
          </table:table-cell>
          <table:table-cell office:value-type="float" office:value="187915" table:style-name="ce39">
            <text:p><text:s text:c="2"/>187 915</text:p>
          </table:table-cell>
          <table:table-cell office:value-type="float" office:value="105992" table:style-name="ce39">
            <text:p><text:s text:c="2"/>105 992</text:p>
          </table:table-cell>
          <table:table-cell office:value-type="float" office:value="41813" table:style-name="ce39">
            <text:p><text:s text:c="2"/>41 813</text:p>
          </table:table-cell>
          <table:table-cell office:value-type="float" office:value="75235" table:style-name="ce39">
            <text:p><text:s text:c="2"/>75 235</text:p>
          </table:table-cell>
          <table:table-cell office:value-type="float" office:value="79968" table:style-name="ce39">
            <text:p><text:s text:c="2"/>79 968</text:p>
          </table:table-cell>
          <table:table-cell office:value-type="float" office:value="323139" table:style-name="ce39">
            <text:p><text:s text:c="2"/>323 139</text:p>
          </table:table-cell>
          <table:table-cell office:value-type="float" office:value="82220" table:style-name="ce39">
            <text:p><text:s text:c="2"/>82 220</text:p>
          </table:table-cell>
          <table:table-cell office:value-type="float" office:value="552073" table:style-name="ce39">
            <text:p><text:s text:c="2"/>552 073</text:p>
          </table:table-cell>
          <table:table-cell office:value-type="float" office:value="175093" table:style-name="ce39">
            <text:p><text:s text:c="2"/>175 093</text:p>
          </table:table-cell>
          <table:table-cell office:value-type="float" office:value="1120579" table:style-name="ce39">
            <text:p><text:s/>1 120 579</text:p>
          </table:table-cell>
          <table:table-cell office:value-type="float" office:value="398813" table:style-name="ce39">
            <text:p><text:s text:c="2"/>398 813</text:p>
          </table:table-cell>
          <table:table-cell office:value-type="float" office:value="23042" table:style-name="ce39">
            <text:p><text:s text:c="2"/>23 042</text:p>
          </table:table-cell>
          <table:table-cell office:value-type="float" office:value="44807" table:style-name="ce39">
            <text:p><text:s text:c="2"/>44 807</text:p>
          </table:table-cell>
          <table:table-cell office:value-type="float" office:value="138844" table:style-name="ce39">
            <text:p><text:s text:c="2"/>138 844</text:p>
          </table:table-cell>
          <table:table-cell office:value-type="float" office:value="27787" table:style-name="ce39">
            <text:p><text:s text:c="2"/>27 787</text:p>
          </table:table-cell>
          <table:table-cell office:value-type="float" office:value="276938" table:style-name="ce39">
            <text:p><text:s text:c="2"/>276 938</text:p>
          </table:table-cell>
          <table:table-cell office:value-type="float" office:value="17903" table:style-name="ce39">
            <text:p><text:s text:c="2"/>17 903</text:p>
          </table:table-cell>
          <table:table-cell office:value-type="float" office:value="43874" table:style-name="ce39">
            <text:p><text:s text:c="2"/>43 874</text:p>
          </table:table-cell>
          <table:table-cell office:value-type="float" office:value="166879" table:style-name="ce39">
            <text:p><text:s text:c="2"/>166 879</text:p>
          </table:table-cell>
          <table:table-cell office:value-type="float" office:value="167410" table:style-name="ce39">
            <text:p><text:s text:c="2"/>167 410</text:p>
          </table:table-cell>
          <table:table-cell office:value-type="float" office:value="649009" table:style-name="ce39">
            <text:p><text:s text:c="2"/>649 009</text:p>
          </table:table-cell>
          <table:table-cell office:value-type="float" office:value="639752" table:style-name="ce39">
            <text:p><text:s text:c="2"/>639 752</text:p>
          </table:table-cell>
          <table:table-cell office:value-type="float" office:value="228613" table:style-name="ce39">
            <text:p><text:s text:c="2"/>228 613</text:p>
          </table:table-cell>
          <table:table-cell office:value-type="float" office:value="62891" table:style-name="ce39">
            <text:p><text:s text:c="2"/>62 891</text:p>
          </table:table-cell>
          <table:table-cell office:value-type="float" office:value="104820" table:style-name="ce39">
            <text:p><text:s text:c="2"/>104 820</text:p>
          </table:table-cell>
          <table:table-cell office:value-type="float" office:value="48479" table:style-name="ce39">
            <text:p><text:s text:c="2"/>48 479</text:p>
          </table:table-cell>
          <table:table-cell office:value-type="float" office:value="261715" table:style-name="ce39">
            <text:p><text:s text:c="2"/>261 715</text:p>
          </table:table-cell>
          <table:table-cell office:value-type="float" office:value="43096" table:style-name="ce39">
            <text:p><text:s text:c="2"/>43 096</text:p>
          </table:table-cell>
          <table:table-cell office:value-type="float" office:value="858764" table:style-name="ce39">
            <text:p><text:s text:c="2"/>858 764</text:p>
          </table:table-cell>
          <table:table-cell office:value-type="float" office:value="351095" table:style-name="ce39">
            <text:p><text:s text:c="2"/>351 095</text:p>
          </table:table-cell>
          <table:table-cell office:value-type="float" office:value="143437" table:style-name="ce39">
            <text:p><text:s text:c="2"/>143 437</text:p>
          </table:table-cell>
          <table:table-cell office:value-type="float" office:value="202716" table:style-name="ce39">
            <text:p><text:s text:c="2"/>202 716</text:p>
          </table:table-cell>
          <table:table-cell office:value-type="float" office:value="302873" table:style-name="ce39">
            <text:p><text:s text:c="2"/>302 873</text:p>
          </table:table-cell>
          <table:table-cell office:value-type="float" office:value="40366" table:style-name="ce39">
            <text:p><text:s text:c="2"/>40 366</text:p>
          </table:table-cell>
          <table:table-cell office:value-type="float" office:value="171919" table:style-name="ce39">
            <text:p><text:s text:c="2"/>171 919</text:p>
          </table:table-cell>
          <table:table-cell office:value-type="float" office:value="74451" table:style-name="ce39">
            <text:p><text:s text:c="2"/>74 451</text:p>
          </table:table-cell>
          <table:table-cell office:value-type="float" office:value="12010010" table:style-name="ce39">
            <text:p><text:s/>12 010 010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8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6698" table:style-name="ce36">
            <text:p><text:s text:c="2"/>6 69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602" table:style-name="ce36">
            <text:p><text:s text:c="3"/>60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40" table:style-name="ce36">
            <text:p><text:s text:c="3"/>14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331" table:style-name="ce36">
            <text:p><text:s text:c="3"/>33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040" table:style-name="ce37">
            <text:p><text:s text:c="2"/>2 04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72" table:style-name="ce37">
            <text:p><text:s text:c="3"/>7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355" table:style-name="ce37">
            <text:p><text:s text:c="2"/>2 355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33" table:style-name="ce37">
            <text:p><text:s text:c="3"/>13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7" table:style-name="ce36">
            <text:p><text:s text:c="3"/>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148" table:style-name="ce36">
            <text:p><text:s text:c="3"/>14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436" table:style-name="ce36">
            <text:p><text:s text:c="2"/>1 436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973" table:style-name="ce36">
            <text:p><text:s text:c="2"/>1 97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13228" table:style-name="ce37">
            <text:p><text:s text:c="2"/>13 22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518" table:style-name="ce37">
            <text:p><text:s text:c="2"/>2 51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8464" table:style-name="ce37">
            <text:p><text:s text:c="2"/>28 46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4190" table:style-name="ce37">
            <text:p><text:s text:c="2"/>4 19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2092" table:style-name="ce36">
            <text:p><text:s text:c="2"/>2 09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42" table:style-name="ce36">
            <text:p><text:s text:c="3"/>4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991" table:style-name="ce36">
            <text:p><text:s text:c="2"/>2 99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989" table:style-name="ce37">
            <text:p><text:s text:c="2"/>1 98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1" table:style-name="ce38">
            <text:p><text:s text:c="3"/>4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255" table:style-name="ce37">
            <text:p><text:s text:c="2"/>3 25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3883" table:style-name="ce37">
            <text:p><text:s text:c="2"/>3 883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57" table:style-name="ce37">
            <text:p><text:s text:c="3"/>25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778" table:style-name="ce36">
            <text:p><text:s text:c="3"/>77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912" table:style-name="ce36">
            <text:p><text:s text:c="3"/>9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1015" table:style-name="ce36">
            <text:p><text:s text:c="2"/>1 01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3869" table:style-name="ce36">
            <text:p><text:s text:c="2"/>3 86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9251" table:style-name="ce36">
            <text:p><text:s text:c="2"/>9 25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9037" table:style-name="ce37">
            <text:p><text:s text:c="2"/>9 03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942" table:style-name="ce37">
            <text:p><text:s text:c="2"/>1 94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4476" table:style-name="ce37">
            <text:p><text:s text:c="2"/>4 47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5266" table:style-name="ce37">
            <text:p><text:s text:c="2"/>5 266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0971" table:style-name="ce38">
            <text:p><text:s text:c="2"/>10 9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3463" table:style-name="ce36">
            <text:p><text:s text:c="2"/>3 4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421" table:style-name="ce36">
            <text:p><text:s text:c="3"/>4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676" table:style-name="ce36">
            <text:p><text:s text:c="3"/>67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674" table:style-name="ce36">
            <text:p><text:s text:c="2"/>3 67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37" table:style-name="ce36">
            <text:p><text:s text:c="3"/>33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5411" table:style-name="ce37">
            <text:p><text:s text:c="2"/>5 41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3254" table:style-name="ce37">
            <text:p><text:s text:c="2"/>13 25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486" table:style-name="ce37">
            <text:p><text:s text:c="3"/>48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40886" table:style-name="ce36">
            <text:p><text:s text:c="2"/>40 88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3016" table:style-name="ce36">
            <text:p><text:s text:c="2"/>3 01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38751" table:style-name="ce36">
            <text:p><text:s text:c="2"/>38 75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393" table:style-name="ce36">
            <text:p><text:s text:c="2"/>5 3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32791" table:style-name="ce36">
            <text:p><text:s text:c="2"/>32 79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23403" table:style-name="ce37">
            <text:p><text:s text:c="2"/>23 40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8001" table:style-name="ce38">
            <text:p><text:s text:c="2"/>18 00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9429" table:style-name="ce38">
            <text:p><text:s text:c="2"/>9 42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720" table:style-name="ce37">
            <text:p><text:s text:c="2"/>1 72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3001" table:style-name="ce38">
            <text:p><text:s text:c="2"/>13 00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35229" table:style-name="ce36">
            <text:p><text:s text:c="2"/>35 22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8034" table:style-name="ce36">
            <text:p><text:s text:c="2"/>8 03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439" table:style-name="ce36">
            <text:p><text:s text:c="2"/>10 43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18" table:style-name="ce36">
            <text:p><text:s text:c="3"/>21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3" table:style-name="ce36">
            <text:p><text:s text:c="3"/>26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191" table:style-name="ce38">
            <text:p><text:s text:c="2"/>6 19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942" table:style-name="ce37">
            <text:p><text:s text:c="3"/>94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4375" table:style-name="ce37">
            <text:p><text:s text:c="2"/>14 37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6387" table:style-name="ce37">
            <text:p><text:s text:c="2"/>16 38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350" table:style-name="ce37">
            <text:p><text:s text:c="3"/>3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794" table:style-name="ce36">
            <text:p><text:s text:c="2"/>13 7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6608" table:style-name="ce36">
            <text:p><text:s text:c="2"/>26 60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2790" table:style-name="ce36">
            <text:p><text:s text:c="2"/>12 79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8371" table:style-name="ce36">
            <text:p><text:s text:c="2"/>28 3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4179" table:style-name="ce36">
            <text:p><text:s text:c="2"/>14 17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23874" table:style-name="ce37">
            <text:p><text:s text:c="2"/>23 87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417" table:style-name="ce38">
            <text:p><text:s text:c="2"/>3 41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2318" table:style-name="ce38">
            <text:p><text:s text:c="2"/>2 31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648" table:style-name="ce37">
            <text:p><text:s text:c="2"/>3 64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7384" table:style-name="ce38">
            <text:p><text:s text:c="2"/>47 38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6743" table:style-name="ce36">
            <text:p><text:s text:c="2"/>26 7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879" table:style-name="ce36">
            <text:p><text:s text:c="2"/>2 87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33215" table:style-name="ce36">
            <text:p><text:s text:c="2"/>33 21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58967" table:style-name="ce36">
            <text:p><text:s text:c="2"/>58 96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2147" table:style-name="ce36">
            <text:p><text:s text:c="2"/>2 14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4165" table:style-name="ce37">
            <text:p><text:s text:c="2"/>14 16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3775" table:style-name="ce38">
            <text:p><text:s text:c="2"/>13 77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5330" table:style-name="ce38">
            <text:p><text:s text:c="2"/>5 33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746" table:style-name="ce38">
            <text:p><text:s text:c="3"/>74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674" table:style-name="ce36">
            <text:p><text:s text:c="2"/>1 67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172" table:style-name="ce36">
            <text:p><text:s text:c="2"/>2 1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03" table:style-name="ce36">
            <text:p><text:s text:c="3"/>10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3404" table:style-name="ce38">
            <text:p><text:s text:c="2"/>3 40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5096" table:style-name="ce37">
            <text:p><text:s text:c="2"/>5 09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8051" table:style-name="ce37">
            <text:p><text:s text:c="2"/>8 05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763" table:style-name="ce37">
            <text:p><text:s text:c="2"/>2 76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7" table:style-name="ce37">
            <text:p><text:s text:c="3"/>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1529" table:style-name="ce36">
            <text:p><text:s text:c="2"/>21 52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5816" table:style-name="ce36">
            <text:p><text:s text:c="2"/>15 81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555" table:style-name="ce36">
            <text:p><text:s text:c="2"/>2 55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651" table:style-name="ce36">
            <text:p><text:s text:c="3"/>65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55" table:style-name="ce36">
            <text:p><text:s text:c="2"/>2 05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7083" table:style-name="ce37">
            <text:p><text:s text:c="2"/>17 08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7196" table:style-name="ce37">
            <text:p><text:s text:c="2"/>27 19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817" table:style-name="ce37">
            <text:p><text:s text:c="2"/>5 817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9062" table:style-name="ce37">
            <text:p><text:s text:c="2"/>9 06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12428" table:style-name="ce36">
            <text:p><text:s text:c="2"/>12 428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5161" table:style-name="ce36">
            <text:p><text:s text:c="2"/>5 16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2506" table:style-name="ce36">
            <text:p><text:s text:c="2"/>72 50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668" table:style-name="ce36">
            <text:p><text:s text:c="2"/>1 66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861" table:style-name="ce37">
            <text:p><text:s text:c="2"/>5 86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262" table:style-name="ce36">
            <text:p><text:s text:c="2"/>1 26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877" table:style-name="ce36">
            <text:p><text:s text:c="3"/>87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384" table:style-name="ce36">
            <text:p><text:s text:c="2"/>5 38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997474" table:style-name="ce48">
            <text:p><text:s text:c="2"/>997 474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6Z</dc:date>
    <meta:print-date>2006-08-24T11:49:52Z</meta:print-date>
  </office:meta>
</office:document-meta>
</file>